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Исходный_20_код">
      <style:text-properties officeooo:paragraph-rsid="050a0cb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58254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6354b6b" officeooo:paragraph-rsid="06354b6b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e411f" officeooo:paragraph-rsid="084e411f"/>
    </style:style>
    <style:style style:name="P348" style:family="paragraph" style:parent-style-name="Text_20_body">
      <style:text-properties officeooo:rsid="084e411f" officeooo:paragraph-rsid="08505a1a"/>
    </style:style>
    <style:style style:name="P349" style:family="paragraph" style:parent-style-name="Исходный_20_код">
      <style:text-properties officeooo:paragraph-rsid="083e787c"/>
    </style:style>
    <style:style style:name="P350" style:family="paragraph" style:parent-style-name="Исходный_20_код">
      <style:text-properties officeooo:paragraph-rsid="08446432"/>
    </style:style>
    <style:style style:name="P351" style:family="paragraph" style:parent-style-name="Исходный_20_код">
      <style:text-properties officeooo:paragraph-rsid="08505a1a"/>
    </style:style>
    <style:style style:name="P352" style:family="paragraph" style:parent-style-name="Исходный_20_код">
      <style:text-properties officeooo:paragraph-rsid="0858963c"/>
    </style:style>
    <style:style style:name="P353" style:family="paragraph" style:parent-style-name="Text_20_body">
      <style:text-properties officeooo:rsid="08569c4b" officeooo:paragraph-rsid="08569c4b"/>
    </style:style>
    <style:style style:name="P354" style:family="paragraph" style:parent-style-name="Text_20_body">
      <style:text-properties officeooo:rsid="08569c4b" officeooo:paragraph-rsid="085e8842"/>
    </style:style>
    <style:style style:name="P355" style:family="paragraph" style:parent-style-name="Text_20_body">
      <style:text-properties officeooo:rsid="085cffdc" officeooo:paragraph-rsid="085cffdc"/>
    </style:style>
    <style:style style:name="P356" style:family="paragraph" style:parent-style-name="Text_20_body">
      <style:text-properties officeooo:rsid="0861cddb" officeooo:paragraph-rsid="0869d2bd"/>
    </style:style>
    <style:style style:name="P357" style:family="paragraph" style:parent-style-name="Text_20_body">
      <style:text-properties officeooo:rsid="0861cddb" officeooo:paragraph-rsid="087290ff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paragraph-rsid="0870bacb"/>
    </style:style>
    <style:style style:name="P362" style:family="paragraph" style:parent-style-name="Исходный_20_код">
      <style:text-properties officeooo:paragraph-rsid="087290ff"/>
    </style:style>
    <style:style style:name="P363" style:family="paragraph" style:parent-style-name="Исходный_20_код">
      <style:text-properties officeooo:paragraph-rsid="087306ba"/>
    </style:style>
    <style:style style:name="P364" style:family="paragraph" style:parent-style-name="Исходный_20_код">
      <style:text-properties officeooo:paragraph-rsid="0874e748"/>
    </style:style>
    <style:style style:name="P365" style:family="paragraph" style:parent-style-name="Исходный_20_код">
      <style:text-properties officeooo:paragraph-rsid="087d3abf"/>
    </style:style>
    <style:style style:name="P366" style:family="paragraph" style:parent-style-name="Исходный_20_код">
      <style:text-properties officeooo:paragraph-rsid="087f2f39"/>
    </style:style>
    <style:style style:name="P367" style:family="paragraph" style:parent-style-name="Исходный_20_код">
      <style:text-properties officeooo:paragraph-rsid="08828c49"/>
    </style:style>
    <style:style style:name="P368" style:family="paragraph" style:parent-style-name="Text_20_body">
      <style:text-properties officeooo:rsid="087768a5" officeooo:paragraph-rsid="087768a5"/>
    </style:style>
    <style:style style:name="P369" style:family="paragraph" style:parent-style-name="Text_20_body">
      <style:text-properties officeooo:rsid="087f2f39" officeooo:paragraph-rsid="087f2f39"/>
    </style:style>
    <style:style style:name="P370" style:family="paragraph" style:parent-style-name="Text_20_body">
      <style:text-properties officeooo:rsid="087f2f39" officeooo:paragraph-rsid="08828c49"/>
    </style:style>
    <style:style style:name="P371" style:family="paragraph" style:parent-style-name="Исходный_20_код">
      <style:text-properties officeooo:paragraph-rsid="088437af"/>
    </style:style>
    <style:style style:name="P372" style:family="paragraph" style:parent-style-name="Исходный_20_код">
      <style:text-properties officeooo:paragraph-rsid="088978d3"/>
    </style:style>
    <style:style style:name="P373" style:family="paragraph" style:parent-style-name="Text_20_body">
      <style:text-properties officeooo:rsid="089fcd00" officeooo:paragraph-rsid="089fcd00"/>
    </style:style>
    <style:style style:name="P374" style:family="paragraph" style:parent-style-name="Исходный_20_код">
      <style:text-properties officeooo:paragraph-rsid="089539aa"/>
    </style:style>
    <style:style style:name="P375" style:family="paragraph" style:parent-style-name="Text_20_body">
      <style:text-properties officeooo:rsid="088f2807" officeooo:paragraph-rsid="088f2807"/>
    </style:style>
    <style:style style:name="P376" style:family="paragraph" style:parent-style-name="Text_20_body">
      <style:text-properties officeooo:rsid="089539aa" officeooo:paragraph-rsid="089c4f1c"/>
    </style:style>
    <style:style style:name="P377" style:family="paragraph" style:parent-style-name="Text_20_body">
      <style:text-properties officeooo:rsid="089830a1" officeooo:paragraph-rsid="089830a1"/>
    </style:style>
    <style:style style:name="P378" style:family="paragraph" style:parent-style-name="Text_20_body">
      <style:text-properties officeooo:rsid="089fff8f" officeooo:paragraph-rsid="089fff8f"/>
    </style:style>
    <style:style style:name="P379" style:family="paragraph" style:parent-style-name="Text_20_body">
      <style:text-properties officeooo:rsid="08ab5a51" officeooo:paragraph-rsid="08ab5a51"/>
    </style:style>
    <style:style style:name="P380" style:family="paragraph" style:parent-style-name="Text_20_body">
      <style:text-properties officeooo:rsid="08ae6576" officeooo:paragraph-rsid="08b5bdc5"/>
    </style:style>
    <style:style style:name="P381" style:family="paragraph" style:parent-style-name="Text_20_body">
      <style:text-properties officeooo:rsid="08af039e" officeooo:paragraph-rsid="08af039e"/>
    </style:style>
    <style:style style:name="P382" style:family="paragraph" style:parent-style-name="Исходный_20_код">
      <style:text-properties officeooo:paragraph-rsid="08928c6c"/>
    </style:style>
    <style:style style:name="P383" style:family="paragraph" style:parent-style-name="Text_20_body">
      <style:text-properties officeooo:paragraph-rsid="08d53d8c"/>
    </style:style>
    <style:style style:name="P384" style:family="paragraph" style:parent-style-name="Исходный_20_код">
      <style:text-properties officeooo:paragraph-rsid="08d53d8c"/>
    </style:style>
    <style:style style:name="P385" style:family="paragraph" style:parent-style-name="Синтаксическое_20_правило">
      <style:text-properties officeooo:paragraph-rsid="08d53d8c"/>
    </style:style>
    <style:style style:name="P386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e4c7b0" officeooo:paragraph-rsid="08e4c7b0"/>
    </style:style>
    <style:style style:name="P391" style:family="paragraph" style:parent-style-name="Text_20_body">
      <style:text-properties officeooo:rsid="08e6ddf6" officeooo:paragraph-rsid="08e6ddf6"/>
    </style:style>
    <style:style style:name="P392" style:family="paragraph" style:parent-style-name="Text_20_body">
      <style:text-properties officeooo:rsid="08ee940e" officeooo:paragraph-rsid="08ee940e"/>
    </style:style>
    <style:style style:name="P393" style:family="paragraph" style:parent-style-name="Text_20_body">
      <style:text-properties officeooo:rsid="08f17972" officeooo:paragraph-rsid="08f17972"/>
    </style:style>
    <style:style style:name="P394" style:family="paragraph" style:parent-style-name="Text_20_body">
      <style:text-properties officeooo:rsid="08f6b53a" officeooo:paragraph-rsid="08f6b53a"/>
    </style:style>
    <style:style style:name="P395" style:family="paragraph" style:parent-style-name="Text_20_body">
      <style:text-properties officeooo:rsid="08f815b1" officeooo:paragraph-rsid="08f815b1"/>
    </style:style>
    <style:style style:name="P396" style:family="paragraph" style:parent-style-name="Text_20_body">
      <style:text-properties officeooo:rsid="08f89a21" officeooo:paragraph-rsid="08f89a21"/>
    </style:style>
    <style:style style:name="P397" style:family="paragraph" style:parent-style-name="Text_20_body">
      <style:text-properties officeooo:rsid="0901a250" officeooo:paragraph-rsid="0901a250"/>
    </style:style>
    <style:style style:name="P398" style:family="paragraph" style:parent-style-name="Text_20_body">
      <style:text-properties officeooo:rsid="09048a2d" officeooo:paragraph-rsid="09048a2d"/>
    </style:style>
    <style:style style:name="P399" style:family="paragraph" style:parent-style-name="Text_20_body">
      <style:text-properties officeooo:rsid="0904b99b" officeooo:paragraph-rsid="0904b99b"/>
    </style:style>
    <style:style style:name="P400" style:family="paragraph" style:parent-style-name="Text_20_body">
      <style:text-properties officeooo:rsid="09089e80" officeooo:paragraph-rsid="09089e80"/>
    </style:style>
    <style:style style:name="P401" style:family="paragraph" style:parent-style-name="Text_20_body">
      <style:text-properties officeooo:rsid="09089e80" officeooo:paragraph-rsid="090c53cb"/>
    </style:style>
    <style:style style:name="P402" style:family="paragraph" style:parent-style-name="Text_20_body">
      <style:text-properties officeooo:rsid="090ffc8a" officeooo:paragraph-rsid="090ffc8a"/>
    </style:style>
    <style:style style:name="P403" style:family="paragraph" style:parent-style-name="Text_20_body">
      <style:text-properties officeooo:rsid="091162cc" officeooo:paragraph-rsid="091162cc"/>
    </style:style>
    <style:style style:name="P404" style:family="paragraph" style:parent-style-name="Text_20_body">
      <style:text-properties officeooo:rsid="091a5b33" officeooo:paragraph-rsid="091a5b33"/>
    </style:style>
    <style:style style:name="P405" style:family="paragraph" style:parent-style-name="Text_20_body">
      <style:text-properties officeooo:rsid="09294072" officeooo:paragraph-rsid="09294072"/>
    </style:style>
    <style:style style:name="P406" style:family="paragraph" style:parent-style-name="Text_20_body">
      <style:text-properties officeooo:paragraph-rsid="08a66b1d"/>
    </style:style>
    <style:style style:name="P407" style:family="paragraph" style:parent-style-name="Text_20_body">
      <style:text-properties officeooo:rsid="092b0c67" officeooo:paragraph-rsid="092b0c67"/>
    </style:style>
    <style:style style:name="P408" style:family="paragraph" style:parent-style-name="Text_20_body">
      <style:text-properties officeooo:rsid="092dc161" officeooo:paragraph-rsid="092dc161"/>
    </style:style>
    <style:style style:name="P409" style:family="paragraph" style:parent-style-name="Text_20_body">
      <style:text-properties officeooo:rsid="092e9839" officeooo:paragraph-rsid="092e9839"/>
    </style:style>
    <style:style style:name="P410" style:family="paragraph" style:parent-style-name="Text_20_body">
      <style:text-properties officeooo:rsid="092ffedd" officeooo:paragraph-rsid="092ffedd"/>
    </style:style>
    <style:style style:name="P411" style:family="paragraph" style:parent-style-name="Text_20_body">
      <style:text-properties officeooo:rsid="0935eb79" officeooo:paragraph-rsid="0945e383"/>
    </style:style>
    <style:style style:name="P412" style:family="paragraph" style:parent-style-name="Text_20_body">
      <style:text-properties officeooo:rsid="093a1e20" officeooo:paragraph-rsid="093a1e20"/>
    </style:style>
    <style:style style:name="P413" style:family="paragraph" style:parent-style-name="Исходный_20_код">
      <style:text-properties officeooo:rsid="0619a082" officeooo:paragraph-rsid="08d53d8c"/>
    </style:style>
    <style:style style:name="P414" style:family="paragraph" style:parent-style-name="Исходный_20_код">
      <style:text-properties officeooo:rsid="061a2143" officeooo:paragraph-rsid="08d53d8c"/>
    </style:style>
    <style:style style:name="P415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6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7" style:family="paragraph" style:parent-style-name="Исходный_20_код">
      <style:text-properties officeooo:paragraph-rsid="08e2bf57"/>
    </style:style>
    <style:style style:name="P418" style:family="paragraph" style:parent-style-name="Исходный_20_код">
      <style:text-properties officeooo:rsid="09124caa" officeooo:paragraph-rsid="09124caa"/>
    </style:style>
    <style:style style:name="P419" style:family="paragraph" style:parent-style-name="Исходный_20_код">
      <style:text-properties officeooo:rsid="09124caa" officeooo:paragraph-rsid="09234619"/>
    </style:style>
    <style:style style:name="P420" style:family="paragraph" style:parent-style-name="Text_20_body">
      <style:text-properties officeooo:rsid="0942c874" officeooo:paragraph-rsid="0942c874"/>
    </style:style>
    <style:style style:name="P421" style:family="paragraph" style:parent-style-name="Text_20_body">
      <style:text-properties officeooo:rsid="095623d0" officeooo:paragraph-rsid="095623d0"/>
    </style:style>
    <style:style style:name="P422" style:family="paragraph" style:parent-style-name="Исходный_20_код">
      <style:text-properties officeooo:paragraph-rsid="09582543"/>
    </style:style>
    <style:style style:name="P423" style:family="paragraph" style:parent-style-name="Исходный_20_код">
      <style:text-properties officeooo:paragraph-rsid="0975b3ad"/>
    </style:style>
    <style:style style:name="P424" style:family="paragraph" style:parent-style-name="Text_20_body">
      <style:text-properties officeooo:rsid="0969828e" officeooo:paragraph-rsid="0969828e"/>
    </style:style>
    <style:style style:name="P425" style:family="paragraph" style:parent-style-name="Text_20_body">
      <style:text-properties officeooo:rsid="09795fcf" officeooo:paragraph-rsid="09795fcf"/>
    </style:style>
    <style:style style:name="P426" style:family="paragraph" style:parent-style-name="Text_20_body">
      <style:text-properties officeooo:rsid="097a17ce" officeooo:paragraph-rsid="097a17ce"/>
    </style:style>
    <style:style style:name="P427" style:family="paragraph" style:parent-style-name="Исходный_20_код">
      <style:text-properties officeooo:paragraph-rsid="096892a8"/>
    </style:style>
    <style:style style:name="P428" style:family="paragraph" style:parent-style-name="Исходный_20_код">
      <style:text-properties officeooo:paragraph-rsid="096bc028"/>
    </style:style>
    <style:style style:name="P429" style:family="paragraph" style:parent-style-name="Исходный_20_код">
      <style:text-properties officeooo:paragraph-rsid="0970fb78"/>
    </style:style>
    <style:style style:name="P430" style:family="paragraph" style:parent-style-name="Text_20_body">
      <style:text-properties officeooo:rsid="0985a3ec" officeooo:paragraph-rsid="0985a3ec"/>
    </style:style>
    <style:style style:name="P431" style:family="paragraph" style:parent-style-name="Text_20_body">
      <style:text-properties officeooo:rsid="09866926" officeooo:paragraph-rsid="09866926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9957784"/>
    </style:style>
    <style:style style:name="P434" style:family="paragraph" style:parent-style-name="Text_20_body">
      <style:text-properties officeooo:rsid="098772db" officeooo:paragraph-rsid="09af3c4c"/>
    </style:style>
    <style:style style:name="P435" style:family="paragraph" style:parent-style-name="Text_20_body">
      <style:text-properties officeooo:rsid="098772db" officeooo:paragraph-rsid="09b7465e"/>
    </style:style>
    <style:style style:name="P436" style:family="paragraph" style:parent-style-name="Text_20_body">
      <style:text-properties officeooo:rsid="098772db" officeooo:paragraph-rsid="0b5213bb"/>
    </style:style>
    <style:style style:name="P437" style:family="paragraph" style:parent-style-name="Text_20_body">
      <style:text-properties officeooo:rsid="09912f37" officeooo:paragraph-rsid="09912f37"/>
    </style:style>
    <style:style style:name="P438" style:family="paragraph" style:parent-style-name="Text_20_body">
      <style:text-properties officeooo:rsid="0991581f" officeooo:paragraph-rsid="0991581f"/>
    </style:style>
    <style:style style:name="P439" style:family="paragraph" style:parent-style-name="Text_20_body">
      <style:text-properties officeooo:rsid="09957784" officeooo:paragraph-rsid="09a88a41"/>
    </style:style>
    <style:style style:name="P440" style:family="paragraph" style:parent-style-name="Text_20_body">
      <style:text-properties officeooo:rsid="09957784" officeooo:paragraph-rsid="09af3c4c"/>
    </style:style>
    <style:style style:name="P441" style:family="paragraph" style:parent-style-name="Text_20_body">
      <style:text-properties officeooo:rsid="09972dd3" officeooo:paragraph-rsid="09972dd3"/>
    </style:style>
    <style:style style:name="P442" style:family="paragraph" style:parent-style-name="Text_20_body">
      <style:text-properties officeooo:rsid="09973b55" officeooo:paragraph-rsid="09973b55"/>
    </style:style>
    <style:style style:name="P443" style:family="paragraph" style:parent-style-name="Text_20_body">
      <style:text-properties officeooo:rsid="099a0df6" officeooo:paragraph-rsid="09a88a41"/>
    </style:style>
    <style:style style:name="P444" style:family="paragraph" style:parent-style-name="Text_20_body">
      <style:text-properties officeooo:rsid="099a0df6" officeooo:paragraph-rsid="09af3c4c"/>
    </style:style>
    <style:style style:name="P445" style:family="paragraph" style:parent-style-name="Text_20_body">
      <style:text-properties officeooo:rsid="09b39771" officeooo:paragraph-rsid="09b39771"/>
    </style:style>
    <style:style style:name="P446" style:family="paragraph" style:parent-style-name="Text_20_body">
      <style:text-properties officeooo:rsid="09bb1301" officeooo:paragraph-rsid="09bb1301"/>
    </style:style>
    <style:style style:name="P447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8" style:family="paragraph" style:parent-style-name="Text_20_body">
      <style:text-properties officeooo:rsid="09dd7bfb" officeooo:paragraph-rsid="09dd7bfb"/>
    </style:style>
    <style:style style:name="P449" style:family="paragraph" style:parent-style-name="Text_20_body">
      <style:text-properties officeooo:rsid="09e0ece4" officeooo:paragraph-rsid="09e0ece4"/>
    </style:style>
    <style:style style:name="P450" style:family="paragraph" style:parent-style-name="Text_20_body">
      <style:text-properties officeooo:rsid="09e30721" officeooo:paragraph-rsid="09e30721"/>
    </style:style>
    <style:style style:name="P451" style:family="paragraph" style:parent-style-name="Text_20_body">
      <style:text-properties officeooo:rsid="09e9b60b" officeooo:paragraph-rsid="09eb7d22"/>
    </style:style>
    <style:style style:name="P452" style:family="paragraph" style:parent-style-name="Исходный_20_код">
      <style:text-properties officeooo:paragraph-rsid="09e16604"/>
    </style:style>
    <style:style style:name="P453" style:family="paragraph" style:parent-style-name="Исходный_20_код">
      <style:text-properties officeooo:paragraph-rsid="09e99054"/>
    </style:style>
    <style:style style:name="P454" style:family="paragraph" style:parent-style-name="Text_20_body">
      <style:text-properties officeooo:rsid="09efb48b" officeooo:paragraph-rsid="09efb48b"/>
    </style:style>
    <style:style style:name="P455" style:family="paragraph" style:parent-style-name="Text_20_body">
      <style:text-properties officeooo:rsid="09f1d0ec" officeooo:paragraph-rsid="09f1d0ec"/>
    </style:style>
    <style:style style:name="P456" style:family="paragraph" style:parent-style-name="Text_20_body">
      <style:text-properties officeooo:rsid="09f5b3fd" officeooo:paragraph-rsid="09f5b3fd"/>
    </style:style>
    <style:style style:name="P457" style:family="paragraph" style:parent-style-name="Text_20_body">
      <style:text-properties officeooo:rsid="09fdb381" officeooo:paragraph-rsid="09fdb381"/>
    </style:style>
    <style:style style:name="P458" style:family="paragraph" style:parent-style-name="Text_20_body">
      <style:text-properties officeooo:rsid="0a001ed1" officeooo:paragraph-rsid="0a001ed1"/>
    </style:style>
    <style:style style:name="P459" style:family="paragraph" style:parent-style-name="Text_20_body">
      <style:text-properties officeooo:rsid="0a06bbfc" officeooo:paragraph-rsid="0a072126"/>
    </style:style>
    <style:style style:name="P460" style:family="paragraph" style:parent-style-name="Text_20_body">
      <style:text-properties officeooo:rsid="0a09a764" officeooo:paragraph-rsid="0a09a764"/>
    </style:style>
    <style:style style:name="P461" style:family="paragraph" style:parent-style-name="Text_20_body">
      <style:text-properties officeooo:rsid="0a0eac73" officeooo:paragraph-rsid="0a0eac73"/>
    </style:style>
    <style:style style:name="P462" style:family="paragraph" style:parent-style-name="Text_20_body">
      <style:text-properties officeooo:rsid="0a1162ae" officeooo:paragraph-rsid="0a1162ae"/>
    </style:style>
    <style:style style:name="P463" style:family="paragraph" style:parent-style-name="Text_20_body">
      <style:text-properties officeooo:rsid="0a1162ae" officeooo:paragraph-rsid="0a6abdfc"/>
    </style:style>
    <style:style style:name="P464" style:family="paragraph" style:parent-style-name="Исходный_20_код">
      <style:text-properties officeooo:paragraph-rsid="09f1055c"/>
    </style:style>
    <style:style style:name="P465" style:family="paragraph" style:parent-style-name="Исходный_20_код">
      <style:text-properties officeooo:paragraph-rsid="0a21f69c"/>
    </style:style>
    <style:style style:name="P466" style:family="paragraph" style:parent-style-name="Text_20_body">
      <style:text-properties officeooo:rsid="0a14d7d2" officeooo:paragraph-rsid="0a14d7d2"/>
    </style:style>
    <style:style style:name="P467" style:family="paragraph" style:parent-style-name="Text_20_body">
      <style:text-properties officeooo:rsid="0a14d7d2" officeooo:paragraph-rsid="0a959714"/>
    </style:style>
    <style:style style:name="P468" style:family="paragraph" style:parent-style-name="Text_20_body">
      <style:text-properties officeooo:rsid="0a14d7d2" officeooo:paragraph-rsid="0a6abdfc"/>
    </style:style>
    <style:style style:name="P469" style:family="paragraph" style:parent-style-name="Text_20_body">
      <style:text-properties officeooo:rsid="0a3c5021" officeooo:paragraph-rsid="0a3c5021"/>
    </style:style>
    <style:style style:name="P470" style:family="paragraph" style:parent-style-name="Text_20_body">
      <style:text-properties officeooo:rsid="0a3d22c6" officeooo:paragraph-rsid="0a3d22c6"/>
    </style:style>
    <style:style style:name="P471" style:family="paragraph" style:parent-style-name="Text_20_body">
      <style:text-properties officeooo:rsid="0a3d460c" officeooo:paragraph-rsid="0a3d460c"/>
    </style:style>
    <style:style style:name="P472" style:family="paragraph" style:parent-style-name="Text_20_body">
      <style:text-properties officeooo:rsid="0a3d460c" officeooo:paragraph-rsid="0a48fc08"/>
    </style:style>
    <style:style style:name="P473" style:family="paragraph" style:parent-style-name="Text_20_body">
      <style:text-properties officeooo:rsid="0a5d69ef" officeooo:paragraph-rsid="0a5d69ef"/>
    </style:style>
    <style:style style:name="P474" style:family="paragraph" style:parent-style-name="Исходный_20_код">
      <style:text-properties officeooo:paragraph-rsid="0a48fc08"/>
    </style:style>
    <style:style style:name="P475" style:family="paragraph" style:parent-style-name="Исходный_20_код">
      <style:text-properties officeooo:rsid="0a50630e" officeooo:paragraph-rsid="0a576a46"/>
    </style:style>
    <style:style style:name="P476" style:family="paragraph" style:parent-style-name="Исходный_20_код">
      <style:text-properties officeooo:rsid="0a59dd24" officeooo:paragraph-rsid="0a5a3afc"/>
    </style:style>
    <style:style style:name="P477" style:family="paragraph" style:parent-style-name="Text_20_body">
      <style:text-properties style:text-underline-style="none" officeooo:rsid="0a8bb85d" officeooo:paragraph-rsid="0a8bb85d"/>
    </style:style>
    <style:style style:name="P478" style:family="paragraph" style:parent-style-name="Text_20_body">
      <style:text-properties style:text-underline-style="none" officeooo:rsid="0a8c203b" officeooo:paragraph-rsid="0a8c203b"/>
    </style:style>
    <style:style style:name="P479" style:family="paragraph" style:parent-style-name="Text_20_body">
      <style:text-properties style:text-underline-style="none" officeooo:rsid="0a8cca7f" officeooo:paragraph-rsid="0a8cca7f"/>
    </style:style>
    <style:style style:name="P480" style:family="paragraph" style:parent-style-name="Text_20_body">
      <style:text-properties officeooo:rsid="0a8f1e09" officeooo:paragraph-rsid="0a8f1e09"/>
    </style:style>
    <style:style style:name="P481" style:family="paragraph" style:parent-style-name="Text_20_body">
      <style:text-properties officeooo:rsid="0a9145db" officeooo:paragraph-rsid="0a9145db"/>
    </style:style>
    <style:style style:name="P482" style:family="paragraph" style:parent-style-name="Text_20_body">
      <style:text-properties officeooo:rsid="0823fcfa" officeooo:paragraph-rsid="0823fcfa"/>
    </style:style>
    <style:style style:name="P483" style:family="paragraph" style:parent-style-name="Text_20_body">
      <style:text-properties officeooo:rsid="0a997589" officeooo:paragraph-rsid="0aa0afd0"/>
    </style:style>
    <style:style style:name="P484" style:family="paragraph" style:parent-style-name="Text_20_body">
      <style:text-properties officeooo:rsid="08194868" officeooo:paragraph-rsid="08194868"/>
    </style:style>
    <style:style style:name="P485" style:family="paragraph" style:parent-style-name="Text_20_body">
      <style:text-properties officeooo:rsid="0aaded0a" officeooo:paragraph-rsid="0aaded0a"/>
    </style:style>
    <style:style style:name="P486" style:family="paragraph" style:parent-style-name="Text_20_body">
      <style:text-properties officeooo:rsid="052e20cd" officeooo:paragraph-rsid="052e20cd"/>
    </style:style>
    <style:style style:name="P487" style:family="paragraph" style:parent-style-name="Text_20_body">
      <style:text-properties officeooo:rsid="0ab8db10" officeooo:paragraph-rsid="0ab8db10"/>
    </style:style>
    <style:style style:name="P488" style:family="paragraph" style:parent-style-name="Text_20_body">
      <style:text-properties officeooo:rsid="0aced00b" officeooo:paragraph-rsid="0aced00b"/>
    </style:style>
    <style:style style:name="P489" style:family="paragraph" style:parent-style-name="Text_20_body">
      <style:text-properties officeooo:rsid="0ad205ef" officeooo:paragraph-rsid="0ad205ef"/>
    </style:style>
    <style:style style:name="P490" style:family="paragraph" style:parent-style-name="Text_20_body">
      <style:text-properties officeooo:rsid="0ae208eb" officeooo:paragraph-rsid="0ae208eb"/>
    </style:style>
    <style:style style:name="P491" style:family="paragraph" style:parent-style-name="Text_20_body">
      <style:text-properties officeooo:rsid="0ae208eb" officeooo:paragraph-rsid="0ae9a132"/>
    </style:style>
    <style:style style:name="P492" style:family="paragraph" style:parent-style-name="Text_20_body">
      <style:text-properties officeooo:rsid="0ae430c1" officeooo:paragraph-rsid="0ae430c1"/>
    </style:style>
    <style:style style:name="P493" style:family="paragraph" style:parent-style-name="Text_20_body">
      <style:text-properties officeooo:rsid="0ae430c1" officeooo:paragraph-rsid="0ae9a132"/>
    </style:style>
    <style:style style:name="P494" style:family="paragraph" style:parent-style-name="Исходный_20_код">
      <style:text-properties officeooo:paragraph-rsid="052ec773"/>
    </style:style>
    <style:style style:name="P495" style:family="paragraph" style:parent-style-name="Исходный_20_код">
      <style:text-properties officeooo:paragraph-rsid="0aba05b1"/>
    </style:style>
    <style:style style:name="P496" style:family="paragraph" style:parent-style-name="Исходный_20_код">
      <style:text-properties officeooo:paragraph-rsid="09af3c4c"/>
    </style:style>
    <style:style style:name="P497" style:family="paragraph" style:parent-style-name="Text_20_body">
      <style:text-properties officeooo:paragraph-rsid="0b408571"/>
    </style:style>
    <style:style style:name="P498" style:family="paragraph" style:parent-style-name="Text_20_body">
      <style:text-properties officeooo:rsid="0b484b4e" officeooo:paragraph-rsid="0b484b4e"/>
    </style:style>
    <style:style style:name="P499" style:family="paragraph" style:parent-style-name="Text_20_body">
      <style:text-properties officeooo:rsid="0b4dddfd" officeooo:paragraph-rsid="0b4dddfd"/>
    </style:style>
    <style:style style:name="P500" style:family="paragraph" style:parent-style-name="Text_20_body">
      <style:text-properties officeooo:rsid="0b5bb9eb" officeooo:paragraph-rsid="0b5bb9eb"/>
    </style:style>
    <style:style style:name="P501" style:family="paragraph" style:parent-style-name="Text_20_body">
      <style:text-properties officeooo:rsid="0b5e5f62" officeooo:paragraph-rsid="0b5f8f0b"/>
    </style:style>
    <style:style style:name="P502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8" style:family="paragraph" style:parent-style-name="Исходный_20_код">
      <style:text-properties officeooo:paragraph-rsid="0b590892"/>
    </style:style>
    <style:style style:name="P509" style:family="paragraph" style:parent-style-name="Text_20_body">
      <style:text-properties officeooo:rsid="0b9b4934" officeooo:paragraph-rsid="0b9b4934"/>
    </style:style>
    <style:style style:name="P510" style:family="paragraph" style:parent-style-name="Text_20_body">
      <style:text-properties officeooo:rsid="0b9e30b6" officeooo:paragraph-rsid="0b9e30b6"/>
    </style:style>
    <style:style style:name="P511" style:family="paragraph" style:parent-style-name="Text_20_body">
      <style:text-properties officeooo:rsid="0ba1daf7" officeooo:paragraph-rsid="0ba4d5c3"/>
    </style:style>
    <style:style style:name="P512" style:family="paragraph" style:parent-style-name="Text_20_body">
      <style:text-properties officeooo:rsid="0ba6cac0" officeooo:paragraph-rsid="0ba6cac0"/>
    </style:style>
    <style:style style:name="P513" style:family="paragraph" style:parent-style-name="Исходный_20_код">
      <style:text-properties officeooo:paragraph-rsid="08e4c7b0"/>
    </style:style>
    <style:style style:name="P514" style:family="paragraph" style:parent-style-name="Исходный_20_код">
      <style:text-properties officeooo:paragraph-rsid="0bae9d3e"/>
    </style:style>
    <style:style style:name="P515" style:family="paragraph" style:parent-style-name="Heading_20_1">
      <style:text-properties officeooo:rsid="030668d5" officeooo:paragraph-rsid="09af3c4c"/>
    </style:style>
    <style:style style:name="P516" style:family="paragraph" style:parent-style-name="Heading_20_1">
      <style:text-properties officeooo:rsid="08376563" officeooo:paragraph-rsid="0975b3ad"/>
    </style:style>
    <style:style style:name="P517" style:family="paragraph" style:parent-style-name="Heading_20_1">
      <style:text-properties officeooo:paragraph-rsid="01023fd0"/>
    </style:style>
    <style:style style:name="P518" style:family="paragraph" style:parent-style-name="Heading_20_2">
      <style:text-properties officeooo:paragraph-rsid="09af3c4c"/>
    </style:style>
    <style:style style:name="P519" style:family="paragraph" style:parent-style-name="Heading_20_2">
      <style:text-properties officeooo:rsid="0b4cbee6" officeooo:paragraph-rsid="0b4cbee6"/>
    </style:style>
    <style:style style:name="P520" style:family="paragraph" style:parent-style-name="Heading_20_2">
      <style:text-properties officeooo:rsid="0b9b4934" officeooo:paragraph-rsid="0b9b4934"/>
    </style:style>
    <style:style style:name="P521" style:family="paragraph" style:parent-style-name="Heading_20_2">
      <style:text-properties officeooo:paragraph-rsid="07294ebc"/>
    </style:style>
    <style:style style:name="P522" style:family="paragraph" style:parent-style-name="Heading_20_2">
      <style:text-properties officeooo:rsid="0506f2f0" officeooo:paragraph-rsid="0506f2f0"/>
    </style:style>
    <style:style style:name="P523" style:family="paragraph" style:parent-style-name="Heading_20_2">
      <style:text-properties officeooo:rsid="0007ce7d" officeooo:paragraph-rsid="01023fd0"/>
    </style:style>
    <style:style style:name="P524" style:family="paragraph" style:parent-style-name="Heading_20_2">
      <style:text-properties officeooo:paragraph-rsid="0ae9a132"/>
    </style:style>
    <style:style style:name="P525" style:family="paragraph" style:parent-style-name="Heading_20_2">
      <style:text-properties officeooo:rsid="02524ea3" officeooo:paragraph-rsid="02524ea3"/>
    </style:style>
    <style:style style:name="P526" style:family="paragraph" style:parent-style-name="Heading_20_2">
      <style:text-properties officeooo:rsid="047bd7da" officeooo:paragraph-rsid="047bd7da"/>
    </style:style>
    <style:style style:name="P527" style:family="paragraph" style:parent-style-name="Heading_20_2">
      <style:text-properties officeooo:rsid="0251c04e" officeooo:paragraph-rsid="089539aa"/>
    </style:style>
    <style:style style:name="P528" style:family="paragraph" style:parent-style-name="Heading_20_2">
      <style:text-properties officeooo:rsid="0251c04e" officeooo:paragraph-rsid="0251c04e"/>
    </style:style>
    <style:style style:name="P529" style:family="paragraph" style:parent-style-name="Heading_20_2">
      <style:text-properties officeooo:rsid="0251c04e" officeooo:paragraph-rsid="05049cfa"/>
    </style:style>
    <style:style style:name="P530" style:family="paragraph" style:parent-style-name="Heading_20_2">
      <style:text-properties officeooo:rsid="04306acc" officeooo:paragraph-rsid="04306acc"/>
    </style:style>
    <style:style style:name="P531" style:family="paragraph" style:parent-style-name="Heading_20_2">
      <style:text-properties officeooo:paragraph-rsid="0845f5a3"/>
    </style:style>
    <style:style style:name="P532" style:family="paragraph" style:parent-style-name="Heading_20_3">
      <style:text-properties officeooo:rsid="061d21be" officeooo:paragraph-rsid="061d21be"/>
    </style:style>
    <style:style style:name="P533" style:family="paragraph" style:parent-style-name="Heading_20_3">
      <style:text-properties officeooo:rsid="09582543" officeooo:paragraph-rsid="09582543"/>
    </style:style>
    <style:style style:name="P534" style:family="paragraph" style:parent-style-name="Heading_20_3">
      <style:text-properties officeooo:rsid="0975b3ad" officeooo:paragraph-rsid="0975b3ad"/>
    </style:style>
    <style:style style:name="P535" style:family="paragraph" style:parent-style-name="Heading_20_3">
      <style:text-properties officeooo:paragraph-rsid="01023fd0"/>
    </style:style>
    <style:style style:name="P536" style:family="paragraph" style:parent-style-name="Heading_20_3">
      <style:text-properties officeooo:rsid="00fb200b" officeooo:paragraph-rsid="01023fd0"/>
    </style:style>
    <style:style style:name="P537" style:family="paragraph" style:parent-style-name="Heading_20_3">
      <style:text-properties officeooo:paragraph-rsid="025e6b69"/>
    </style:style>
    <style:style style:name="P538" style:family="paragraph" style:parent-style-name="Heading_20_3">
      <style:text-properties officeooo:rsid="07060c18" officeooo:paragraph-rsid="07060c18"/>
    </style:style>
    <style:style style:name="P539" style:family="paragraph" style:parent-style-name="Heading_20_3">
      <style:text-properties officeooo:rsid="04a0107e" officeooo:paragraph-rsid="04c9d0e6"/>
    </style:style>
    <style:style style:name="P540" style:family="paragraph" style:parent-style-name="Heading_20_3">
      <style:text-properties officeooo:rsid="04a0107e" officeooo:paragraph-rsid="04a0107e"/>
    </style:style>
    <style:style style:name="P541" style:family="paragraph" style:parent-style-name="Heading_20_3">
      <style:text-properties officeooo:rsid="04a234b8" officeooo:paragraph-rsid="04a234b8"/>
    </style:style>
    <style:style style:name="P542" style:family="paragraph" style:parent-style-name="Heading_20_3">
      <style:text-properties officeooo:rsid="04a4a5b3" officeooo:paragraph-rsid="04a4a5b3"/>
    </style:style>
    <style:style style:name="P543" style:family="paragraph" style:parent-style-name="Heading_20_3">
      <style:text-properties officeooo:rsid="04a4e6c6" officeooo:paragraph-rsid="04a4e6c6"/>
    </style:style>
    <style:style style:name="P544" style:family="paragraph" style:parent-style-name="Heading_20_3">
      <style:text-properties officeooo:rsid="04a88932" officeooo:paragraph-rsid="04a88932"/>
    </style:style>
    <style:style style:name="P545" style:family="paragraph" style:parent-style-name="Heading_20_3">
      <style:text-properties officeooo:rsid="04aa6536" officeooo:paragraph-rsid="04aa6536"/>
    </style:style>
    <style:style style:name="P546" style:family="paragraph" style:parent-style-name="Heading_20_3">
      <style:text-properties officeooo:rsid="04b01eb2" officeooo:paragraph-rsid="04b01eb2"/>
    </style:style>
    <style:style style:name="P547" style:family="paragraph" style:parent-style-name="Heading_20_3">
      <style:text-properties officeooo:rsid="088978d3" officeooo:paragraph-rsid="088978d3"/>
    </style:style>
    <style:style style:name="P548" style:family="paragraph" style:parent-style-name="Heading_20_3">
      <style:text-properties officeooo:paragraph-rsid="087a0a4f"/>
    </style:style>
    <style:style style:name="P549" style:family="paragraph" style:parent-style-name="Heading_20_3">
      <style:text-properties officeooo:paragraph-rsid="069e3f3c"/>
    </style:style>
    <style:style style:name="P550" style:family="paragraph" style:parent-style-name="Heading_20_3">
      <style:text-properties officeooo:paragraph-rsid="06903f5c"/>
    </style:style>
    <style:style style:name="P551" style:family="paragraph" style:parent-style-name="Heading_20_3">
      <style:text-properties officeooo:rsid="07d05194" officeooo:paragraph-rsid="084bf5e0"/>
    </style:style>
    <style:style style:name="P552" style:family="paragraph" style:parent-style-name="Heading_20_3">
      <style:text-properties officeooo:rsid="07d05194" officeooo:paragraph-rsid="08505a1a"/>
    </style:style>
    <style:style style:name="P553" style:family="paragraph" style:parent-style-name="Heading_20_3">
      <style:text-properties officeooo:paragraph-rsid="0858963c"/>
    </style:style>
    <style:style style:name="P554" style:family="paragraph" style:parent-style-name="Heading_20_3">
      <style:text-properties officeooo:paragraph-rsid="087290ff"/>
    </style:style>
    <style:style style:name="P555" style:family="paragraph" style:parent-style-name="Heading_20_3">
      <style:text-properties officeooo:paragraph-rsid="087306ba"/>
    </style:style>
    <style:style style:name="P556" style:family="paragraph" style:parent-style-name="Heading_20_3">
      <style:text-properties officeooo:paragraph-rsid="0874e748"/>
    </style:style>
    <style:style style:name="P557" style:family="paragraph" style:parent-style-name="Heading_20_3">
      <style:text-properties officeooo:paragraph-rsid="087d3abf"/>
    </style:style>
    <style:style style:name="P558" style:family="paragraph" style:parent-style-name="Heading_20_3">
      <style:text-properties officeooo:paragraph-rsid="087f2f39"/>
    </style:style>
    <style:style style:name="P559" style:family="paragraph" style:parent-style-name="Heading_20_3">
      <style:text-properties officeooo:paragraph-rsid="08828c49"/>
    </style:style>
    <style:style style:name="P560" style:family="paragraph" style:parent-style-name="Heading_20_3">
      <style:text-properties officeooo:paragraph-rsid="089539aa"/>
    </style:style>
    <style:style style:name="P561" style:family="paragraph" style:parent-style-name="Heading_20_3">
      <style:text-properties officeooo:rsid="096892a8" officeooo:paragraph-rsid="096892a8"/>
    </style:style>
    <style:style style:name="P562" style:family="paragraph" style:parent-style-name="Heading_20_3">
      <style:text-properties officeooo:rsid="096892a8" officeooo:paragraph-rsid="096a22d5"/>
    </style:style>
    <style:style style:name="P563" style:family="paragraph" style:parent-style-name="Heading_20_3">
      <style:text-properties officeooo:paragraph-rsid="096a22d5"/>
    </style:style>
    <style:style style:name="P564" style:family="paragraph" style:parent-style-name="Heading_20_3">
      <style:text-properties officeooo:paragraph-rsid="02d46ef4"/>
    </style:style>
    <style:style style:name="P565" style:family="paragraph" style:parent-style-name="Heading_20_3">
      <style:text-properties officeooo:paragraph-rsid="04321c81"/>
    </style:style>
    <style:style style:name="P566" style:family="paragraph" style:parent-style-name="Heading_20_3">
      <style:text-properties officeooo:paragraph-rsid="0432b9bb"/>
    </style:style>
    <style:style style:name="P567" style:family="paragraph" style:parent-style-name="Heading_20_3">
      <style:text-properties officeooo:paragraph-rsid="043b125e"/>
    </style:style>
    <style:style style:name="P568" style:family="paragraph" style:parent-style-name="Heading_20_3">
      <style:text-properties officeooo:paragraph-rsid="043ce005"/>
    </style:style>
    <style:style style:name="P569" style:family="paragraph" style:parent-style-name="Heading_20_3">
      <style:text-properties officeooo:paragraph-rsid="043f83fe"/>
    </style:style>
    <style:style style:name="P570" style:family="paragraph" style:parent-style-name="Heading_20_3">
      <style:text-properties officeooo:paragraph-rsid="04406dcf"/>
    </style:style>
    <style:style style:name="P571" style:family="paragraph" style:parent-style-name="Heading_20_3">
      <style:text-properties officeooo:paragraph-rsid="04423082"/>
    </style:style>
    <style:style style:name="P572" style:family="paragraph" style:parent-style-name="Heading_20_3">
      <style:text-properties officeooo:paragraph-rsid="04429bdc"/>
    </style:style>
    <style:style style:name="P573" style:family="paragraph" style:parent-style-name="Heading_20_3">
      <style:text-properties officeooo:paragraph-rsid="0443e35b"/>
    </style:style>
    <style:style style:name="P574" style:family="paragraph" style:parent-style-name="Heading_20_3">
      <style:text-properties officeooo:paragraph-rsid="05049cfa"/>
    </style:style>
    <style:style style:name="P575" style:family="paragraph" style:parent-style-name="Heading_20_3">
      <style:text-properties officeooo:paragraph-rsid="01091fb4"/>
    </style:style>
    <style:style style:name="P576" style:family="paragraph" style:parent-style-name="Heading_20_3">
      <style:text-properties officeooo:rsid="0112e62a" officeooo:paragraph-rsid="0112e62a"/>
    </style:style>
    <style:style style:name="P577" style:family="paragraph" style:parent-style-name="Heading_20_3">
      <style:text-properties officeooo:rsid="0112e62a" officeooo:paragraph-rsid="08446432"/>
    </style:style>
    <style:style style:name="P578" style:family="paragraph" style:parent-style-name="Heading_20_3">
      <style:text-properties officeooo:rsid="0112e62a" officeooo:paragraph-rsid="0845f5a3"/>
    </style:style>
    <style:style style:name="P579" style:family="paragraph" style:parent-style-name="Heading_20_3">
      <style:text-properties officeooo:paragraph-rsid="0139fdf0"/>
    </style:style>
    <style:style style:name="P580" style:family="paragraph" style:parent-style-name="Heading_20_3">
      <style:text-properties officeooo:rsid="01c5a1f7" officeooo:paragraph-rsid="01dfee0d"/>
    </style:style>
    <style:style style:name="P581" style:family="paragraph" style:parent-style-name="Heading_20_3">
      <style:text-properties officeooo:rsid="084794a4" officeooo:paragraph-rsid="084794a4"/>
    </style:style>
    <style:style style:name="P582" style:family="paragraph" style:parent-style-name="Heading_20_4">
      <style:text-properties officeooo:rsid="06051fca" officeooo:paragraph-rsid="06051fca"/>
    </style:style>
    <style:style style:name="P583" style:family="paragraph" style:parent-style-name="Heading_20_4">
      <style:text-properties officeooo:rsid="06051fca" officeooo:paragraph-rsid="06086fbd"/>
    </style:style>
    <style:style style:name="P584" style:family="paragraph" style:parent-style-name="Heading_20_4">
      <style:text-properties officeooo:rsid="06051fca" officeooo:paragraph-rsid="0609f852"/>
    </style:style>
    <style:style style:name="P585" style:family="paragraph" style:parent-style-name="Heading_20_4">
      <style:text-properties officeooo:rsid="06051fca" officeooo:paragraph-rsid="060ad3d7"/>
    </style:style>
    <style:style style:name="P586" style:family="paragraph" style:parent-style-name="Heading_20_4">
      <style:text-properties officeooo:rsid="06051fca" officeooo:paragraph-rsid="060af3f5"/>
    </style:style>
    <style:style style:name="P587" style:family="paragraph" style:parent-style-name="Heading_20_4">
      <style:text-properties officeooo:rsid="06051fca" officeooo:paragraph-rsid="060c39b8"/>
    </style:style>
    <style:style style:name="P588" style:family="paragraph" style:parent-style-name="Heading_20_4">
      <style:text-properties officeooo:rsid="06051fca" officeooo:paragraph-rsid="06d1b10a"/>
    </style:style>
    <style:style style:name="P589" style:family="paragraph" style:parent-style-name="Heading_20_4">
      <style:text-properties officeooo:rsid="034fdf84" officeooo:paragraph-rsid="03d7655a"/>
    </style:style>
    <style:style style:name="P590" style:family="paragraph" style:parent-style-name="Heading_20_4">
      <style:text-properties officeooo:rsid="034fdf84" officeooo:paragraph-rsid="03dd9cce"/>
    </style:style>
    <style:style style:name="P591" style:family="paragraph" style:parent-style-name="Heading_20_4">
      <style:text-properties officeooo:rsid="060f284b" officeooo:paragraph-rsid="060f284b"/>
    </style:style>
    <style:style style:name="P592" style:family="paragraph" style:parent-style-name="Heading_20_4">
      <style:text-properties officeooo:rsid="060f284b" officeooo:paragraph-rsid="061d21be"/>
    </style:style>
    <style:style style:name="P593" style:family="paragraph" style:parent-style-name="Heading_20_4">
      <style:text-properties officeooo:paragraph-rsid="061d21be"/>
    </style:style>
    <style:style style:name="P594" style:family="paragraph" style:parent-style-name="Heading_20_4">
      <style:text-properties officeooo:rsid="060d7cba" officeooo:paragraph-rsid="060d7cba"/>
    </style:style>
    <style:style style:name="P595" style:family="paragraph" style:parent-style-name="Heading_20_4">
      <style:text-properties officeooo:rsid="060d7cba" officeooo:paragraph-rsid="09582543"/>
    </style:style>
    <style:style style:name="P596" style:family="paragraph" style:parent-style-name="Heading_20_4">
      <style:text-properties officeooo:rsid="060d7cba" officeooo:paragraph-rsid="0975b3ad"/>
    </style:style>
    <style:style style:name="P597" style:family="paragraph" style:parent-style-name="Heading_20_4">
      <style:text-properties officeooo:paragraph-rsid="09582543"/>
    </style:style>
    <style:style style:name="P598" style:family="paragraph" style:parent-style-name="Heading_20_4">
      <style:text-properties officeooo:paragraph-rsid="0975b3ad"/>
    </style:style>
    <style:style style:name="P599" style:family="paragraph" style:parent-style-name="Heading_20_4">
      <style:text-properties officeooo:paragraph-rsid="07e7abec"/>
    </style:style>
    <style:style style:name="P600" style:family="paragraph" style:parent-style-name="Heading_20_4">
      <style:text-properties officeooo:paragraph-rsid="07ec9397"/>
    </style:style>
    <style:style style:name="P601" style:family="paragraph" style:parent-style-name="Heading_20_4">
      <style:text-properties officeooo:paragraph-rsid="022f637c"/>
    </style:style>
    <style:style style:name="P602" style:family="paragraph" style:parent-style-name="Text_20_body" style:list-style-name="L1">
      <style:text-properties officeooo:paragraph-rsid="089fff8f"/>
    </style:style>
    <style:style style:name="P603" style:family="paragraph" style:parent-style-name="Text_20_body" style:list-style-name="L1">
      <style:text-properties officeooo:rsid="08a73dc6" officeooo:paragraph-rsid="08a73dc6"/>
    </style:style>
    <style:style style:name="P604" style:family="paragraph" style:parent-style-name="Text_20_body" style:list-style-name="L1">
      <style:text-properties officeooo:rsid="089fff8f" officeooo:paragraph-rsid="089fff8f"/>
    </style:style>
    <style:style style:name="P605" style:family="paragraph" style:parent-style-name="Text_20_body" style:list-style-name="L2">
      <style:text-properties officeooo:rsid="08ae6576" officeooo:paragraph-rsid="08b5bdc5"/>
    </style:style>
    <style:style style:name="P606" style:family="paragraph" style:parent-style-name="Text_20_body" style:list-style-name="L3">
      <style:text-properties officeooo:rsid="08ae6576" officeooo:paragraph-rsid="08ae6576"/>
    </style:style>
    <style:style style:name="P607" style:family="paragraph" style:parent-style-name="Text_20_body" style:list-style-name="L3">
      <style:text-properties officeooo:paragraph-rsid="08ab5a51"/>
    </style:style>
    <style:style style:name="P608" style:family="paragraph" style:parent-style-name="Text_20_body" style:list-style-name="L3">
      <style:text-properties officeooo:rsid="08bbbe4a" officeooo:paragraph-rsid="08bbbe4a"/>
    </style:style>
    <style:style style:name="P609" style:family="paragraph" style:parent-style-name="Text_20_body" style:list-style-name="L3">
      <style:text-properties officeooo:rsid="08c2cdb8" officeooo:paragraph-rsid="08c2cdb8"/>
    </style:style>
    <style:style style:name="P610" style:family="paragraph" style:parent-style-name="Text_20_body" style:list-style-name="L3">
      <style:text-properties officeooo:rsid="08c5140a" officeooo:paragraph-rsid="08c5140a"/>
    </style:style>
    <style:style style:name="P611" style:family="paragraph" style:parent-style-name="Text_20_body" style:list-style-name="L3">
      <style:text-properties officeooo:rsid="08c6f77f" officeooo:paragraph-rsid="08d35a7d"/>
    </style:style>
    <style:style style:name="P612" style:family="paragraph" style:parent-style-name="Text_20_body" style:list-style-name="L4">
      <style:text-properties officeooo:paragraph-rsid="08d53d8c"/>
    </style:style>
    <style:style style:name="P613" style:family="paragraph" style:parent-style-name="Text_20_body" style:list-style-name="L5">
      <style:text-properties officeooo:paragraph-rsid="08d53d8c"/>
    </style:style>
    <style:style style:name="P614" style:family="paragraph" style:parent-style-name="Text_20_body" style:list-style-name="L6">
      <style:text-properties officeooo:rsid="092e9839" officeooo:paragraph-rsid="092e9839"/>
    </style:style>
    <style:style style:name="P615" style:family="paragraph" style:parent-style-name="Text_20_body" style:list-style-name="L7">
      <style:text-properties officeooo:paragraph-rsid="093a1e20"/>
    </style:style>
    <style:style style:name="P616" style:family="paragraph" style:parent-style-name="Text_20_body" style:list-style-name="L7">
      <style:text-properties officeooo:rsid="093b0e08" officeooo:paragraph-rsid="093b0e08"/>
    </style:style>
    <style:style style:name="P617" style:family="paragraph" style:parent-style-name="Text_20_body" style:list-style-name="L8">
      <style:text-properties officeooo:rsid="0b5bb9eb" officeooo:paragraph-rsid="0b5bb9eb"/>
    </style:style>
    <style:style style:name="P618" style:family="paragraph" style:parent-style-name="Text_20_body" style:list-style-name="L9">
      <style:text-properties officeooo:paragraph-rsid="0ba4d5c3"/>
    </style:style>
    <style:style style:name="P619" style:family="paragraph" style:parent-style-name="Text_20_body" style:list-style-name="L10">
      <style:text-properties officeooo:rsid="039cc364" officeooo:paragraph-rsid="0473ccea"/>
    </style:style>
    <style:style style:name="P620" style:family="paragraph" style:parent-style-name="Text_20_body" style:list-style-name="L10">
      <style:text-properties officeooo:rsid="039cc364" officeooo:paragraph-rsid="039cc364"/>
    </style:style>
    <style:style style:name="P621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22" style:family="paragraph" style:parent-style-name="Text_20_body" style:list-style-name="L11">
      <style:text-properties officeooo:paragraph-rsid="00c89376"/>
    </style:style>
    <style:style style:name="P623" style:family="paragraph" style:parent-style-name="Text_20_body" style:list-style-name="L11">
      <style:text-properties officeooo:rsid="00c6b5db" officeooo:paragraph-rsid="00c89376"/>
    </style:style>
    <style:style style:name="P624" style:family="paragraph" style:parent-style-name="Text_20_body" style:list-style-name="L11">
      <style:text-properties officeooo:rsid="00ca897b" officeooo:paragraph-rsid="00ca897b"/>
    </style:style>
    <style:style style:name="P625" style:family="paragraph" style:parent-style-name="Text_20_body" style:list-style-name="L11">
      <style:text-properties officeooo:rsid="00cab932" officeooo:paragraph-rsid="00cab932"/>
    </style:style>
    <style:style style:name="P626" style:family="paragraph" style:parent-style-name="Text_20_body" style:list-style-name="L11">
      <style:text-properties officeooo:rsid="06ea49fa" officeooo:paragraph-rsid="06ea49fa"/>
    </style:style>
    <style:style style:name="P627" style:family="paragraph" style:parent-style-name="Text_20_body" style:list-style-name="L12">
      <style:text-properties officeooo:paragraph-rsid="0ad205ef"/>
    </style:style>
    <style:style style:name="P628" style:family="paragraph" style:parent-style-name="Text_20_body" style:list-style-name="L12">
      <style:text-properties officeooo:rsid="0ad205ef" officeooo:paragraph-rsid="0ad205ef"/>
    </style:style>
    <style:style style:name="P629" style:family="paragraph" style:parent-style-name="Text_20_body" style:list-style-name="L13">
      <style:text-properties officeooo:rsid="001998ef" officeooo:paragraph-rsid="01023fd0"/>
    </style:style>
    <style:style style:name="P630" style:family="paragraph" style:parent-style-name="Text_20_body" style:list-style-name="L14">
      <style:text-properties officeooo:rsid="001998ef" officeooo:paragraph-rsid="01023fd0"/>
    </style:style>
    <style:style style:name="P631" style:family="paragraph" style:parent-style-name="Text_20_body" style:list-style-name="L15">
      <style:text-properties officeooo:rsid="05b0dc3b" officeooo:paragraph-rsid="05b0dc3b"/>
    </style:style>
    <style:style style:name="P632" style:family="paragraph" style:parent-style-name="Text_20_body" style:list-style-name="L16">
      <style:text-properties officeooo:paragraph-rsid="05cc541c"/>
    </style:style>
    <style:style style:name="P633" style:family="paragraph" style:parent-style-name="Text_20_body" style:list-style-name="L16">
      <style:text-properties officeooo:rsid="05cc541c" officeooo:paragraph-rsid="05cc541c"/>
    </style:style>
    <style:style style:name="P634" style:family="paragraph" style:parent-style-name="Text_20_body" style:list-style-name="L17">
      <style:text-properties officeooo:rsid="0a5d69ef" officeooo:paragraph-rsid="0a5d69ef"/>
    </style:style>
    <style:style style:name="P635" style:family="paragraph" style:parent-style-name="Text_20_body" style:list-style-name="L18">
      <style:text-properties officeooo:rsid="0a6abdfc" officeooo:paragraph-rsid="0a6abdfc"/>
    </style:style>
    <style:style style:name="P636" style:family="paragraph" style:parent-style-name="Text_20_body" style:list-style-name="L19">
      <style:text-properties officeooo:paragraph-rsid="04078734"/>
    </style:style>
    <style:style style:name="P637" style:family="paragraph" style:parent-style-name="Text_20_body" style:list-style-name="L19">
      <style:text-properties officeooo:rsid="026903af" officeooo:paragraph-rsid="026903af"/>
    </style:style>
    <style:style style:name="P638" style:family="paragraph" style:parent-style-name="Text_20_body" style:list-style-name="L19">
      <style:text-properties officeooo:rsid="026ade76" officeooo:paragraph-rsid="0417c449"/>
    </style:style>
    <style:style style:name="P639" style:family="paragraph" style:parent-style-name="Text_20_body" style:list-style-name="L20">
      <style:text-properties officeooo:paragraph-rsid="07c16ce6"/>
    </style:style>
    <style:style style:name="P640" style:family="paragraph" style:parent-style-name="Text_20_body" style:list-style-name="L20">
      <style:text-properties officeooo:rsid="07c16ce6" officeooo:paragraph-rsid="07c16ce6"/>
    </style:style>
    <style:style style:name="P641" style:family="paragraph" style:parent-style-name="Text_20_body" style:list-style-name="L21">
      <style:text-properties officeooo:paragraph-rsid="07ce040e"/>
    </style:style>
    <style:style style:name="P642" style:family="paragraph" style:parent-style-name="Text_20_body" style:list-style-name="L21">
      <style:text-properties officeooo:paragraph-rsid="07e7abec"/>
    </style:style>
    <style:style style:name="P643" style:family="paragraph" style:parent-style-name="Text_20_body" style:list-style-name="L21">
      <style:text-properties officeooo:rsid="07ce040e" officeooo:paragraph-rsid="07ce040e"/>
    </style:style>
    <style:style style:name="P644" style:family="paragraph" style:parent-style-name="Text_20_body" style:list-style-name="L21">
      <style:text-properties officeooo:rsid="07ce0f00" officeooo:paragraph-rsid="07ce0f00"/>
    </style:style>
    <style:style style:name="P645" style:family="paragraph" style:parent-style-name="Text_20_body" style:list-style-name="L21">
      <style:text-properties officeooo:rsid="07ce0f00" officeooo:paragraph-rsid="07e7abec"/>
    </style:style>
    <style:style style:name="P646" style:family="paragraph" style:parent-style-name="Text_20_body" style:list-style-name="L21">
      <style:text-properties officeooo:rsid="07d05194" officeooo:paragraph-rsid="07d05194"/>
    </style:style>
    <style:style style:name="P647" style:family="paragraph" style:parent-style-name="Text_20_body" style:list-style-name="L21">
      <style:text-properties officeooo:rsid="07d05194" officeooo:paragraph-rsid="07e7abec"/>
    </style:style>
    <style:style style:name="P648" style:family="paragraph" style:parent-style-name="Text_20_body" style:list-style-name="L21">
      <style:text-properties officeooo:rsid="07d05194" officeooo:paragraph-rsid="07ec9397"/>
    </style:style>
    <style:style style:name="P649" style:family="paragraph" style:parent-style-name="Text_20_body" style:list-style-name="L22">
      <style:text-properties officeooo:rsid="07d05194" officeooo:paragraph-rsid="07d42575"/>
    </style:style>
    <style:style style:name="P650" style:family="paragraph" style:parent-style-name="Text_20_body" style:list-style-name="L22">
      <style:text-properties officeooo:rsid="07d1e99f" officeooo:paragraph-rsid="07d1e99f"/>
    </style:style>
    <style:style style:name="P651" style:family="paragraph" style:parent-style-name="Text_20_body" style:list-style-name="L21">
      <style:text-properties officeooo:rsid="07d1e99f" officeooo:paragraph-rsid="07ec9397"/>
    </style:style>
    <style:style style:name="P652" style:family="paragraph" style:parent-style-name="Text_20_body" style:list-style-name="L22">
      <style:text-properties officeooo:rsid="07d2dfac" officeooo:paragraph-rsid="07d2dfac"/>
    </style:style>
    <style:style style:name="P653" style:family="paragraph" style:parent-style-name="Text_20_body" style:list-style-name="L21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688a4"/>
    </style:style>
    <style:style style:name="T1200" style:family="text">
      <style:text-properties officeooo:rsid="09dab491"/>
    </style:style>
    <style:style style:name="T1201" style:family="text">
      <style:text-properties officeooo:rsid="09dbc59f"/>
    </style:style>
    <style:style style:name="T1202" style:family="text">
      <style:text-properties officeooo:rsid="09df1666"/>
    </style:style>
    <style:style style:name="T1203" style:family="text">
      <style:text-properties officeooo:rsid="09e0ece4"/>
    </style:style>
    <style:style style:name="T1204" style:family="text">
      <style:text-properties officeooo:rsid="09e7f3e6"/>
    </style:style>
    <style:style style:name="T1205" style:family="text">
      <style:text-properties officeooo:rsid="09e99054"/>
    </style:style>
    <style:style style:name="T1206" style:family="text">
      <style:text-properties officeooo:rsid="09ec2841"/>
    </style:style>
    <style:style style:name="T1207" style:family="text">
      <style:text-properties officeooo:rsid="09ee34d9"/>
    </style:style>
    <style:style style:name="T1208" style:family="text">
      <style:text-properties officeooo:rsid="09f1055c"/>
    </style:style>
    <style:style style:name="T1209" style:family="text">
      <style:text-properties officeooo:rsid="09f35dcd"/>
    </style:style>
    <style:style style:name="T1210" style:family="text">
      <style:text-properties officeooo:rsid="09f4df9a"/>
    </style:style>
    <style:style style:name="T1211" style:family="text">
      <style:text-properties officeooo:rsid="09f5b3fd"/>
    </style:style>
    <style:style style:name="T1212" style:family="text">
      <style:text-properties officeooo:rsid="09f9d863"/>
    </style:style>
    <style:style style:name="T1213" style:family="text">
      <style:text-properties officeooo:rsid="09fbfb03"/>
    </style:style>
    <style:style style:name="T1214" style:family="text">
      <style:text-properties officeooo:rsid="09fdb11f"/>
    </style:style>
    <style:style style:name="T1215" style:family="text">
      <style:text-properties officeooo:rsid="0a01c9ef"/>
    </style:style>
    <style:style style:name="T1216" style:family="text">
      <style:text-properties officeooo:rsid="0a02c548"/>
    </style:style>
    <style:style style:name="T1217" style:family="text">
      <style:text-properties officeooo:rsid="0a043402"/>
    </style:style>
    <style:style style:name="T1218" style:family="text">
      <style:text-properties officeooo:rsid="0a072126"/>
    </style:style>
    <style:style style:name="T1219" style:family="text">
      <style:text-properties officeooo:rsid="0a0806b7"/>
    </style:style>
    <style:style style:name="T1220" style:family="text">
      <style:text-properties officeooo:rsid="0a08be7e"/>
    </style:style>
    <style:style style:name="T1221" style:family="text">
      <style:text-properties officeooo:rsid="0a0b13bf"/>
    </style:style>
    <style:style style:name="T1222" style:family="text">
      <style:text-properties officeooo:rsid="0a0b544d"/>
    </style:style>
    <style:style style:name="T1223" style:family="text">
      <style:text-properties officeooo:rsid="0a0b677e"/>
    </style:style>
    <style:style style:name="T1224" style:family="text">
      <style:text-properties officeooo:rsid="0a0c6cb6"/>
    </style:style>
    <style:style style:name="T1225" style:family="text">
      <style:text-properties officeooo:rsid="0a0eac36"/>
    </style:style>
    <style:style style:name="T1226" style:family="text">
      <style:text-properties officeooo:rsid="0a0ef3b4"/>
    </style:style>
    <style:style style:name="T1227" style:family="text">
      <style:text-properties officeooo:rsid="0a10d4fd"/>
    </style:style>
    <style:style style:name="T1228" style:family="text">
      <style:text-properties officeooo:rsid="0a131e7a"/>
    </style:style>
    <style:style style:name="T1229" style:family="text">
      <style:text-properties officeooo:rsid="0a163a49"/>
    </style:style>
    <style:style style:name="T1230" style:family="text">
      <style:text-properties officeooo:rsid="0a174319"/>
    </style:style>
    <style:style style:name="T1231" style:family="text">
      <style:text-properties officeooo:rsid="0a1ad57b"/>
    </style:style>
    <style:style style:name="T1232" style:family="text">
      <style:text-properties officeooo:rsid="0a1cc671"/>
    </style:style>
    <style:style style:name="T1233" style:family="text">
      <style:text-properties officeooo:rsid="0a1ee5b1"/>
    </style:style>
    <style:style style:name="T1234" style:family="text">
      <style:text-properties officeooo:rsid="0a232b3a"/>
    </style:style>
    <style:style style:name="T1235" style:family="text">
      <style:text-properties officeooo:rsid="0a2371e4"/>
    </style:style>
    <style:style style:name="T1236" style:family="text">
      <style:text-properties officeooo:rsid="0a25260f"/>
    </style:style>
    <style:style style:name="T1237" style:family="text">
      <style:text-properties officeooo:rsid="0a26a613"/>
    </style:style>
    <style:style style:name="T1238" style:family="text">
      <style:text-properties officeooo:rsid="0a280a5e"/>
    </style:style>
    <style:style style:name="T1239" style:family="text">
      <style:text-properties officeooo:rsid="0a29da8f"/>
    </style:style>
    <style:style style:name="T1240" style:family="text">
      <style:text-properties officeooo:rsid="0a2cde03"/>
    </style:style>
    <style:style style:name="T1241" style:family="text">
      <style:text-properties officeooo:rsid="0a2e90c1"/>
    </style:style>
    <style:style style:name="T1242" style:family="text">
      <style:text-properties officeooo:rsid="0a2f346f"/>
    </style:style>
    <style:style style:name="T1243" style:family="text">
      <style:text-properties officeooo:rsid="0a2f752a"/>
    </style:style>
    <style:style style:name="T1244" style:family="text">
      <style:text-properties officeooo:rsid="0a305a0c"/>
    </style:style>
    <style:style style:name="T1245" style:family="text">
      <style:text-properties officeooo:rsid="0a34c2d2"/>
    </style:style>
    <style:style style:name="T1246" style:family="text">
      <style:text-properties officeooo:rsid="0a34e7cb"/>
    </style:style>
    <style:style style:name="T1247" style:family="text">
      <style:text-properties officeooo:rsid="0a351e3d"/>
    </style:style>
    <style:style style:name="T1248" style:family="text">
      <style:text-properties officeooo:rsid="0a361088"/>
    </style:style>
    <style:style style:name="T1249" style:family="text">
      <style:text-properties officeooo:rsid="0a379474"/>
    </style:style>
    <style:style style:name="T1250" style:family="text">
      <style:text-properties officeooo:rsid="0a3824a7"/>
    </style:style>
    <style:style style:name="T1251" style:family="text">
      <style:text-properties officeooo:rsid="0a382f2f"/>
    </style:style>
    <style:style style:name="T1252" style:family="text">
      <style:text-properties officeooo:rsid="0a394ea2"/>
    </style:style>
    <style:style style:name="T1253" style:family="text">
      <style:text-properties officeooo:rsid="0a3963ea"/>
    </style:style>
    <style:style style:name="T1254" style:family="text">
      <style:text-properties officeooo:rsid="0a3c5021"/>
    </style:style>
    <style:style style:name="T1255" style:family="text">
      <style:text-properties officeooo:rsid="0a404705"/>
    </style:style>
    <style:style style:name="T1256" style:family="text">
      <style:text-properties officeooo:rsid="0a40ff29"/>
    </style:style>
    <style:style style:name="T1257" style:family="text">
      <style:text-properties officeooo:rsid="0a415af1"/>
    </style:style>
    <style:style style:name="T1258" style:family="text">
      <style:text-properties officeooo:rsid="0a428c0d"/>
    </style:style>
    <style:style style:name="T1259" style:family="text">
      <style:text-properties officeooo:rsid="0a429bd3"/>
    </style:style>
    <style:style style:name="T1260" style:family="text">
      <style:text-properties officeooo:rsid="0a432be5"/>
    </style:style>
    <style:style style:name="T1261" style:family="text">
      <style:text-properties officeooo:rsid="0a46bcb2"/>
    </style:style>
    <style:style style:name="T1262" style:family="text">
      <style:text-properties officeooo:rsid="0a471fdd"/>
    </style:style>
    <style:style style:name="T1263" style:family="text">
      <style:text-properties officeooo:rsid="0a495185"/>
    </style:style>
    <style:style style:name="T1264" style:family="text">
      <style:text-properties officeooo:rsid="0a4da1a0"/>
    </style:style>
    <style:style style:name="T1265" style:family="text">
      <style:text-properties officeooo:rsid="0a50630e"/>
    </style:style>
    <style:style style:name="T1266" style:family="text">
      <style:text-properties officeooo:rsid="0a52ad94"/>
    </style:style>
    <style:style style:name="T1267" style:family="text">
      <style:text-properties officeooo:rsid="0a531ae8"/>
    </style:style>
    <style:style style:name="T1268" style:family="text">
      <style:text-properties officeooo:rsid="0a532271"/>
    </style:style>
    <style:style style:name="T1269" style:family="text">
      <style:text-properties officeooo:rsid="0a53bea1"/>
    </style:style>
    <style:style style:name="T1270" style:family="text">
      <style:text-properties officeooo:rsid="0a558c01"/>
    </style:style>
    <style:style style:name="T1271" style:family="text">
      <style:text-properties officeooo:rsid="0a576a46"/>
    </style:style>
    <style:style style:name="T1272" style:family="text">
      <style:text-properties officeooo:rsid="0a579921"/>
    </style:style>
    <style:style style:name="T1273" style:family="text">
      <style:text-properties officeooo:rsid="0a59b90b"/>
    </style:style>
    <style:style style:name="T1274" style:family="text">
      <style:text-properties officeooo:rsid="0a5ed008"/>
    </style:style>
    <style:style style:name="T1275" style:family="text">
      <style:text-properties officeooo:rsid="0a618943"/>
    </style:style>
    <style:style style:name="T1276" style:family="text">
      <style:text-properties officeooo:rsid="0a650f60"/>
    </style:style>
    <style:style style:name="T1277" style:family="text">
      <style:text-properties officeooo:rsid="0a655b2e"/>
    </style:style>
    <style:style style:name="T1278" style:family="text">
      <style:text-properties officeooo:rsid="0a6748b9"/>
    </style:style>
    <style:style style:name="T1279" style:family="text">
      <style:text-properties officeooo:rsid="0a6c03c2"/>
    </style:style>
    <style:style style:name="T1280" style:family="text">
      <style:text-properties officeooo:rsid="0a6d04c4"/>
    </style:style>
    <style:style style:name="T1281" style:family="text">
      <style:text-properties officeooo:rsid="0a6f831f"/>
    </style:style>
    <style:style style:name="T1282" style:family="text">
      <style:text-properties officeooo:rsid="0a71954f"/>
    </style:style>
    <style:style style:name="T1283" style:family="text">
      <style:text-properties officeooo:rsid="0a746705"/>
    </style:style>
    <style:style style:name="T1284" style:family="text">
      <style:text-properties officeooo:rsid="0a77b286"/>
    </style:style>
    <style:style style:name="T1285" style:family="text">
      <style:text-properties officeooo:rsid="0a78fa91"/>
    </style:style>
    <style:style style:name="T1286" style:family="text">
      <style:text-properties officeooo:rsid="0a7a5fad"/>
    </style:style>
    <style:style style:name="T1287" style:family="text">
      <style:text-properties officeooo:rsid="0a7bd871"/>
    </style:style>
    <style:style style:name="T1288" style:family="text">
      <style:text-properties officeooo:rsid="0a7ec7ad"/>
    </style:style>
    <style:style style:name="T1289" style:family="text">
      <style:text-properties officeooo:rsid="0a859b56"/>
    </style:style>
    <style:style style:name="T1290" style:family="text">
      <style:text-properties officeooo:rsid="0a864e5e"/>
    </style:style>
    <style:style style:name="T1291" style:family="text">
      <style:text-properties officeooo:rsid="0a886aaf"/>
    </style:style>
    <style:style style:name="T1292" style:family="text">
      <style:text-properties officeooo:rsid="0a8c203b"/>
    </style:style>
    <style:style style:name="T1293" style:family="text">
      <style:text-properties officeooo:rsid="0a8e9a55"/>
    </style:style>
    <style:style style:name="T1294" style:family="text">
      <style:text-properties officeooo:rsid="0a8f61a6"/>
    </style:style>
    <style:style style:name="T1295" style:family="text">
      <style:text-properties officeooo:rsid="0a93e76f"/>
    </style:style>
    <style:style style:name="T1296" style:family="text">
      <style:text-properties officeooo:rsid="0a98594d"/>
    </style:style>
    <style:style style:name="T1297" style:family="text">
      <style:text-properties officeooo:rsid="0a997589"/>
    </style:style>
    <style:style style:name="T1298" style:family="text">
      <style:text-properties officeooo:rsid="0a9b64d7"/>
    </style:style>
    <style:style style:name="T1299" style:family="text">
      <style:text-properties officeooo:rsid="0a9be2cd"/>
    </style:style>
    <style:style style:name="T1300" style:family="text">
      <style:text-properties officeooo:rsid="0aa0afd0"/>
    </style:style>
    <style:style style:name="T1301" style:family="text">
      <style:text-properties officeooo:rsid="0aa1eafb"/>
    </style:style>
    <style:style style:name="T1302" style:family="text">
      <style:text-properties officeooo:rsid="0aa4b11b"/>
    </style:style>
    <style:style style:name="T1303" style:family="text">
      <style:text-properties officeooo:rsid="0aa7a8a2"/>
    </style:style>
    <style:style style:name="T1304" style:family="text">
      <style:text-properties officeooo:rsid="0aa8c667"/>
    </style:style>
    <style:style style:name="T1305" style:family="text">
      <style:text-properties officeooo:rsid="0aa985ca"/>
    </style:style>
    <style:style style:name="T1306" style:family="text">
      <style:text-properties officeooo:rsid="0aab29f2"/>
    </style:style>
    <style:style style:name="T1307" style:family="text">
      <style:text-properties officeooo:rsid="0abb36b1"/>
    </style:style>
    <style:style style:name="T1308" style:family="text">
      <style:text-properties officeooo:rsid="0abd9db5"/>
    </style:style>
    <style:style style:name="T1309" style:family="text">
      <style:text-properties officeooo:rsid="0ac43531"/>
    </style:style>
    <style:style style:name="T1310" style:family="text">
      <style:text-properties officeooo:rsid="0ac93a89"/>
    </style:style>
    <style:style style:name="T1311" style:family="text">
      <style:text-properties officeooo:rsid="0acac340"/>
    </style:style>
    <style:style style:name="T1312" style:family="text">
      <style:text-properties officeooo:rsid="0acb7008"/>
    </style:style>
    <style:style style:name="T1313" style:family="text">
      <style:text-properties officeooo:rsid="0acc00f1"/>
    </style:style>
    <style:style style:name="T1314" style:family="text">
      <style:text-properties officeooo:rsid="0ad205ef"/>
    </style:style>
    <style:style style:name="T1315" style:family="text">
      <style:text-properties officeooo:rsid="0adad406"/>
    </style:style>
    <style:style style:name="T1316" style:family="text">
      <style:text-properties officeooo:rsid="0ae082dd"/>
    </style:style>
    <style:style style:name="T1317" style:family="text">
      <style:text-properties officeooo:rsid="0ae26b17"/>
    </style:style>
    <style:style style:name="T1318" style:family="text">
      <style:text-properties officeooo:rsid="0ae5d7b7"/>
    </style:style>
    <style:style style:name="T1319" style:family="text">
      <style:text-properties officeooo:rsid="0ae60fd4"/>
    </style:style>
    <style:style style:name="T1320" style:family="text">
      <style:text-properties officeooo:rsid="0ae68c4c"/>
    </style:style>
    <style:style style:name="T1321" style:family="text">
      <style:text-properties officeooo:rsid="0ae9a132"/>
    </style:style>
    <style:style style:name="T1322" style:family="text">
      <style:text-properties officeooo:rsid="0aeaa293"/>
    </style:style>
    <style:style style:name="T1323" style:family="text">
      <style:text-properties officeooo:rsid="0aeda264"/>
    </style:style>
    <style:style style:name="T1324" style:family="text">
      <style:text-properties officeooo:rsid="0aef6fc6"/>
    </style:style>
    <style:style style:name="T1325" style:family="text">
      <style:text-properties officeooo:rsid="0af1c360"/>
    </style:style>
    <style:style style:name="T1326" style:family="text">
      <style:text-properties officeooo:rsid="0af74849"/>
    </style:style>
    <style:style style:name="T1327" style:family="text">
      <style:text-properties officeooo:rsid="0af95f48"/>
    </style:style>
    <style:style style:name="T1328" style:family="text">
      <style:text-properties officeooo:rsid="0afacff8"/>
    </style:style>
    <style:style style:name="T1329" style:family="text">
      <style:text-properties officeooo:rsid="0afb821b"/>
    </style:style>
    <style:style style:name="T1330" style:family="text">
      <style:text-properties officeooo:rsid="0afd4b65"/>
    </style:style>
    <style:style style:name="T1331" style:family="text">
      <style:text-properties officeooo:rsid="0afeffe2"/>
    </style:style>
    <style:style style:name="T1332" style:family="text">
      <style:text-properties officeooo:rsid="0b02aebe"/>
    </style:style>
    <style:style style:name="T1333" style:family="text">
      <style:text-properties officeooo:rsid="0b0d1459"/>
    </style:style>
    <style:style style:name="T1334" style:family="text">
      <style:text-properties officeooo:rsid="0b133856"/>
    </style:style>
    <style:style style:name="T1335" style:family="text">
      <style:text-properties officeooo:rsid="0b1631d7"/>
    </style:style>
    <style:style style:name="T1336" style:family="text">
      <style:text-properties officeooo:rsid="0b196672"/>
    </style:style>
    <style:style style:name="T1337" style:family="text">
      <style:text-properties officeooo:rsid="0b1db7c5"/>
    </style:style>
    <style:style style:name="T1338" style:family="text">
      <style:text-properties officeooo:rsid="0b26ed00"/>
    </style:style>
    <style:style style:name="T1339" style:family="text">
      <style:text-properties officeooo:rsid="0b27bd2d"/>
    </style:style>
    <style:style style:name="T1340" style:family="text">
      <style:text-properties officeooo:rsid="0b29b325"/>
    </style:style>
    <style:style style:name="T1341" style:family="text">
      <style:text-properties officeooo:rsid="0b2b417a"/>
    </style:style>
    <style:style style:name="T1342" style:family="text">
      <style:text-properties officeooo:rsid="0b31c485"/>
    </style:style>
    <style:style style:name="T1343" style:family="text">
      <style:text-properties officeooo:rsid="0b34492b"/>
    </style:style>
    <style:style style:name="T1344" style:family="text">
      <style:text-properties officeooo:rsid="0b35add3"/>
    </style:style>
    <style:style style:name="T1345" style:family="text">
      <style:text-properties officeooo:rsid="0b38a260"/>
    </style:style>
    <style:style style:name="T1346" style:family="text">
      <style:text-properties officeooo:rsid="0b3b6041"/>
    </style:style>
    <style:style style:name="T1347" style:family="text">
      <style:text-properties officeooo:rsid="0b3c79b9"/>
    </style:style>
    <style:style style:name="T1348" style:family="text">
      <style:text-properties officeooo:rsid="0b42cf48"/>
    </style:style>
    <style:style style:name="T1349" style:family="text">
      <style:text-properties officeooo:rsid="0b44d283"/>
    </style:style>
    <style:style style:name="T1350" style:family="text">
      <style:text-properties officeooo:rsid="0b4ba94d"/>
    </style:style>
    <style:style style:name="T1351" style:family="text">
      <style:text-properties officeooo:rsid="0b4bc6e8"/>
    </style:style>
    <style:style style:name="T1352" style:family="text">
      <style:text-properties officeooo:rsid="0b4fa1d8"/>
    </style:style>
    <style:style style:name="T1353" style:family="text">
      <style:text-properties officeooo:rsid="0b50920e"/>
    </style:style>
    <style:style style:name="T1354" style:family="text">
      <style:text-properties officeooo:rsid="0b5213bb"/>
    </style:style>
    <style:style style:name="T1355" style:family="text">
      <style:text-properties officeooo:rsid="0b53d54e"/>
    </style:style>
    <style:style style:name="T1356" style:family="text">
      <style:text-properties officeooo:rsid="0b54b8c4"/>
    </style:style>
    <style:style style:name="T1357" style:family="text">
      <style:text-properties officeooo:rsid="0b550d32"/>
    </style:style>
    <style:style style:name="T1358" style:family="text">
      <style:text-properties officeooo:rsid="0b5852c9"/>
    </style:style>
    <style:style style:name="T1359" style:family="text">
      <style:text-properties officeooo:rsid="0b590892"/>
    </style:style>
    <style:style style:name="T1360" style:family="text">
      <style:text-properties officeooo:rsid="0b59831a"/>
    </style:style>
    <style:style style:name="T1361" style:family="text">
      <style:text-properties officeooo:rsid="0b5ae18d"/>
    </style:style>
    <style:style style:name="T1362" style:family="text">
      <style:text-properties officeooo:rsid="0b5f8f0b"/>
    </style:style>
    <style:style style:name="T1363" style:family="text">
      <style:text-properties officeooo:rsid="0b61060f"/>
    </style:style>
    <style:style style:name="T1364" style:family="text">
      <style:text-properties officeooo:rsid="0b62f3b3"/>
    </style:style>
    <style:style style:name="T1365" style:family="text">
      <style:text-properties officeooo:rsid="0b64e13c"/>
    </style:style>
    <style:style style:name="T1366" style:family="text">
      <style:text-properties officeooo:rsid="0b659999"/>
    </style:style>
    <style:style style:name="T1367" style:family="text">
      <style:text-properties officeooo:rsid="0b65a349"/>
    </style:style>
    <style:style style:name="T1368" style:family="text">
      <style:text-properties officeooo:rsid="0b686dc4"/>
    </style:style>
    <style:style style:name="T1369" style:family="text">
      <style:text-properties officeooo:rsid="0b69cd39"/>
    </style:style>
    <style:style style:name="T1370" style:family="text">
      <style:text-properties officeooo:rsid="0b6dd7c1"/>
    </style:style>
    <style:style style:name="T1371" style:family="text">
      <style:text-properties officeooo:rsid="0b72cb37"/>
    </style:style>
    <style:style style:name="T1372" style:family="text">
      <style:text-properties officeooo:rsid="00951bc6"/>
    </style:style>
    <style:style style:name="T1373" style:family="text">
      <style:text-properties officeooo:rsid="0b8d6d2d"/>
    </style:style>
    <style:style style:name="T1374" style:family="text">
      <style:text-properties officeooo:rsid="0b906737"/>
    </style:style>
    <style:style style:name="T1375" style:family="text">
      <style:text-properties officeooo:rsid="0b90a961"/>
    </style:style>
    <style:style style:name="T1376" style:family="text">
      <style:text-properties officeooo:rsid="0b9b4934"/>
    </style:style>
    <style:style style:name="T1377" style:family="text">
      <style:text-properties officeooo:rsid="0b9b817d"/>
    </style:style>
    <style:style style:name="T1378" style:family="text">
      <style:text-properties officeooo:rsid="0b9d5286"/>
    </style:style>
    <style:style style:name="T1379" style:family="text">
      <style:text-properties officeooo:rsid="0b9fae25"/>
    </style:style>
    <style:style style:name="T1380" style:family="text">
      <style:text-properties officeooo:rsid="0ba01014"/>
    </style:style>
    <style:style style:name="T1381" style:family="text">
      <style:text-properties officeooo:rsid="0ba1daf7"/>
    </style:style>
    <style:style style:name="T1382" style:family="text">
      <style:text-properties officeooo:rsid="0ba3a49d"/>
    </style:style>
    <style:style style:name="T1383" style:family="text">
      <style:text-properties officeooo:rsid="0ba4d5c3"/>
    </style:style>
    <style:style style:name="T1384" style:family="text">
      <style:text-properties officeooo:rsid="0ba8674e"/>
    </style:style>
    <style:style style:name="T1385" style:family="text">
      <style:text-properties officeooo:rsid="0ba9cf56"/>
    </style:style>
    <style:style style:name="T1386" style:family="text">
      <style:text-properties officeooo:rsid="0bab76fd"/>
    </style:style>
    <style:style style:name="T1387" style:family="text">
      <style:text-properties officeooo:rsid="0bac25fc"/>
    </style:style>
    <style:style style:name="T1388" style:family="text">
      <style:text-properties officeooo:rsid="0bac88ac"/>
    </style:style>
    <style:style style:name="T1389" style:family="text">
      <style:text-properties officeooo:rsid="0bb0b83b"/>
    </style:style>
    <style:style style:name="T1390" style:family="text">
      <style:text-properties officeooo:rsid="0bb1767d"/>
    </style:style>
    <style:style style:name="T1391" style:family="text">
      <style:text-properties officeooo:rsid="0bb2d7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7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73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8">Алфавит языка включает в себя:</text:p>
      <text:list xml:id="list2596874797" text:style-name="L1">
        <text:list-item>
          <text:p text:style-name="P603">пробельные символы: пробел, табуляция, возврат каретки, перевод строки;</text:p>
        </text:list-item>
        <text:list-item>
          <text:p text:style-name="P602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04">буквы кириллицы: <text:span text:style-name="Source_20_Text">А-Я</text:span> и <text:span text:style-name="Source_20_Text">а-я</text:span>;</text:p>
        </text:list-item>
        <text:list-item>
          <text:p text:style-name="P604">арабские цифры: <text:span text:style-name="Source_20_Text">0-9</text:span>;</text:p>
        </text:list-item>
        <text:list-item>
          <text:p text:style-name="P602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6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7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0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859532417" text:style-name="L2">
        <text:list-item>
          <text:p text:style-name="P605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05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0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1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9">В языке Клаус <text:span text:style-name="T1109">есть</text:span> следующие виды лексических единиц:</text:p>
      <text:list xml:id="list851850670" text:style-name="L3">
        <text:list-item>
          <text:p text:style-name="P607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06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08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09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10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11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3"><text:span text:style-name="T1372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72">может использовать люб</text:span><text:span text:style-name="T30">ую</text:span><text:span text:style-name="T1372"> из перечисленных форм </text:span><text:span text:style-name="T33">по своему усмотрению</text:span><text:span text:style-name="T1372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9"><text:span text:style-name="T37">П</text:span><text:span text:style-name="T31">ример:</text:span></text:p>
      <text:p text:style-name="P384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3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4">программа</text:p>
      <text:p text:style-name="P384">начало</text:p>
      <text:p text:style-name="P384">окончание <text:span text:style-name="T591">конец</text:span></text:p>
      <text:p text:style-name="P384">переменная переменные</text:p>
      <text:p text:style-name="P384">константа константы</text:p>
      <text:p text:style-name="P384">тип типы</text:p>
      <text:p text:style-name="P384">символ символов</text:p>
      <text:p text:style-name="P384">строка строк</text:p>
      <text:p text:style-name="P384">целое целых</text:p>
      <text:p text:style-name="P384">дробное дробных</text:p>
      <text:p text:style-name="P384">момент моментов</text:p>
      <text:p text:style-name="P384">логическое логических</text:p>
      <text:p text:style-name="P413">объект объектов</text:p>
      <text:p text:style-name="P384">да</text:p>
      <text:p text:style-name="P384">нет</text:p>
      <text:p text:style-name="P384"><text:soft-page-break/>массив массивов</text:p>
      <text:p text:style-name="P384">словарь словарей</text:p>
      <text:p text:style-name="P384">структура структур</text:p>
      <text:p text:style-name="P384">ключ</text:p>
      <text:p text:style-name="P384">процедура</text:p>
      <text:p text:style-name="P384">функция</text:p>
      <text:p text:style-name="P384">ничего</text:p>
      <text:p text:style-name="P384">прервать</text:p>
      <text:p text:style-name="P384">продолжить</text:p>
      <text:p text:style-name="P384">вернуть вернуться</text:p>
      <text:p text:style-name="P384">если</text:p>
      <text:p text:style-name="P384">то</text:p>
      <text:p text:style-name="P384">иначе</text:p>
      <text:p text:style-name="P384">для</text:p>
      <text:p text:style-name="P384">от</text:p>
      <text:p text:style-name="P384">до</text:p>
      <text:p text:style-name="P384">цикл</text:p>
      <text:p text:style-name="P384">обратный</text:p>
      <text:p text:style-name="P384">пока</text:p>
      <text:p text:style-name="P384">выбор</text:p>
      <text:p text:style-name="P384">из</text:p>
      <text:p text:style-name="P384">исключение исключения</text:p>
      <text:p text:style-name="P384">ошибка</text:p>
      <text:p text:style-name="P384">бросить</text:p>
      <text:p text:style-name="P384">сообщение</text:p>
      <text:p text:style-name="P384">завершить</text:p>
      <text:p text:style-name="P384">когда</text:p>
      <text:p text:style-name="P384">тогда</text:p>
      <text:p text:style-name="P384">напоследок</text:p>
      <text:p text:style-name="P384">любой любая любое</text:p>
      <text:p text:style-name="P384">вх</text:p>
      <text:p text:style-name="P384">вых</text:p>
      <text:p text:style-name="P384">вв</text:p>
      <text:p text:style-name="P384">каждый каждого каждой</text:p>
      <text:p text:style-name="P384">есть</text:p>
      <text:p text:style-name="P384">нету</text:p>
      <text:p text:style-name="P414">пусто</text:p>
      <text:h text:style-name="Heading_20_1" text:outline-level="1">Синтакси<text:span text:style-name="T29">ческая диаграмма</text:span></text:h>
      <text:p text:style-name="P383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3813629736" text:style-name="L4">
        <text:list-item>
          <text:p text:style-name="P612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12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12">В двойных кавычках — знак языка Клаус.</text:p>
        </text:list-item>
        <text:list-item>
          <text:p text:style-name="P612">После <text:span text:style-name="T1046">символа </text:span>«#» — лексема Клаус:</text:p>
        </text:list-item>
      </text:list>
      <text:p text:style-name="P415"><text:span text:style-name="T26">#</text:span>keyword<text:tab/>— <text:span text:style-name="T27">ключевое слово</text:span></text:p>
      <text:p text:style-name="P416">#id<text:tab/>— <text:span text:style-name="T27">идентификатор</text:span></text:p>
      <text:p text:style-name="P416">#char<text:tab/>— <text:span text:style-name="T27">символьный литерал</text:span></text:p>
      <text:p text:style-name="P416">#string<text:tab/>— <text:span text:style-name="T27">строковый литерал</text:span></text:p>
      <text:p text:style-name="P416">#integer<text:tab/>— <text:span text:style-name="T27">целочисленный литерал</text:span></text:p>
      <text:p text:style-name="P416">#float<text:tab/>— <text:span text:style-name="T27">вещественный литерал</text:span></text:p>
      <text:p text:style-name="P416">#moment<text:tab/>— <text:span text:style-name="T27">литерал момента (дата/время)</text:span></text:p>
      <text:p text:style-name="P416">#symbol<text:tab/>— <text:span text:style-name="T27">знак языка</text:span></text:p>
      <text:list xml:id="list2208204198" text:style-name="L5">
        <text:list-item>
          <text:p text:style-name="P613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13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13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73">ческие правила</text:span></text:h>
      <text:p text:style-name="P386"><text:span text:style-name="T1">program</text:span> ::= `программа` #id [&lt;program_params&gt;] ";" &lt;routine&gt; "."</text:p>
      <text:p text:style-name="P385"><text:span text:style-name="T1">program_params</text:span> ::= "(" <text:span text:style-name="T1051">[`вх`] </text:span>#id ":" `массив` `строк` ")"</text:p>
      <text:p text:style-name="P385"><text:span text:style-name="T1">routine</text:span> ::= [&lt;declarations&gt;] &lt;compound&gt;</text:p>
      <text:p text:style-name="P385"><text:span text:style-name="T1">declarations</text:span> ::= (* &lt;type_declarations&gt; | &lt;const_declarations&gt; | &lt;var_declarations&gt; | &lt;exception_declarations&gt; | &lt;procedure&gt; | &lt;function&gt;)</text:p>
      <text:p text:style-name="P385"><text:span text:style-name="T1">type_declarations</text:span> ::= `тип` (* &lt;type_decl&gt;)</text:p>
      <text:p text:style-name="P385"><text:span text:style-name="T1">type_decl</text:span> ::= #id "=" &lt;type_def&gt; ";"</text:p>
      <text:p text:style-name="P385"><text:span text:style-name="T1">simple_type</text:span> ::= (`символ` | `строка` | `целое` | `дробное` | `момент` | `логическое` <text:span text:style-name="T665">| `объект`</text:span>)</text:p>
      <text:p text:style-name="P385"><text:span text:style-name="T1">type_id</text:span> ::= (&lt;simple_type&gt; | #id)</text:p>
      <text:p text:style-name="P385"><text:span text:style-name="T1">type_def</text:span> ::= (&lt;simple_type&gt; | #id | &lt;type_def_array&gt; | &lt;type_def_dict&gt; | &lt;type_def_struct&gt;)</text:p>
      <text:p text:style-name="P385"><text:span text:style-name="T1">type_def_array</text:span> ::= `массив` [* `массивов`] &lt;type_def&gt;</text:p>
      <text:p text:style-name="P385"><text:span text:style-name="T1">type_def_dict</text:span> ::= `словарь` &lt;type_def&gt; `ключ` &lt;simple_type&gt;</text:p>
      <text:p text:style-name="P385"><text:span text:style-name="T1">type_def_struct</text:span> ::= `структура` &lt;struct_body&gt; `окончание`</text:p>
      <text:p text:style-name="P385"><text:span text:style-name="T1">struct_body</text:span> ::= &lt;struct_field&gt; [* &lt;struct_field&gt;]</text:p>
      <text:p text:style-name="P385"><text:span text:style-name="T1">struct_field</text:span> ::= #id [* "," #id] ":" &lt;type_def&gt; ";"</text:p>
      <text:p text:style-name="P385"><text:span text:style-name="T1">var_declarations</text:span> ::= `переменная` (* &lt;var_decl&gt;)</text:p>
      <text:p text:style-name="P385"><text:span text:style-name="T1">var_decl</text:span> ::= #id [* "," #id] ":" &lt;type_def&gt; ["=" &lt;expression&gt;] ";"</text:p>
      <text:p text:style-name="P385"><text:span text:style-name="T1">const_declarations</text:span> ::= `константа` (* &lt;const_decl&gt;)</text:p>
      <text:p text:style-name="P385"><text:span text:style-name="T1">const_decl</text:span> ::= #id "=" &lt;expression&gt; ";"</text:p>
      <text:p text:style-name="P385"><text:span text:style-name="T1">exception_declarations</text:span> ::= `исключение` (* &lt;exception_decl&gt;)</text:p>
      <text:p text:style-name="P385"><text:soft-page-break/><text:span text:style-name="T1">exception_decl</text:span> ::= #id ["(" &lt;exception_param&gt; [* ";" &lt;exception_param&gt;] ")"] [`сообщение` #string] ";"</text:p>
      <text:p text:style-name="P385"><text:span text:style-name="T1">exception_param</text:span> ::= #id [* "," #id] ":" &lt;simple_type&gt;</text:p>
      <text:p text:style-name="P385"><text:span text:style-name="T1">procedure</text:span> ::= `процедура` #id ["(" &lt;param&gt; [* ";" &lt;param&gt;] ")"] ";" &lt;routine&gt; ";"</text:p>
      <text:p text:style-name="P385"><text:span text:style-name="T1">function</text:span> ::= `функция` #id ["(" &lt;param&gt; [* ";" &lt;param&gt;] ")"] ":" &lt;type_id&gt; ";" &lt;routine&gt; ";"</text:p>
      <text:p text:style-name="P385"><text:span text:style-name="T1">param</text:span> ::= [`вх` | `вых` | `вв`] #id [* "," #id] ":" &lt;type_id&gt;</text:p>
      <text:p text:style-name="P385"><text:span text:style-name="T1">statements</text:span> ::= &lt;statement&gt; ";" [* &lt;statement&gt; ";"]</text:p>
      <text:p text:style-name="P385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5"><text:span text:style-name="T1">exception</text:span> ::= #id ["(" &lt;expression&gt; [* "," &lt;expression&gt;] ")"] [`сообщение` &lt;expression&gt;]</text:p>
      <text:p text:style-name="P385"><text:span text:style-name="T1">typecast</text:span> ::= &lt;simple_type&gt; "(" &lt;expression&gt; ")"</text:p>
      <text:p text:style-name="P385"><text:span text:style-name="T1">call</text:span> ::= #id "(" [&lt;expression&gt; [* "," &lt;expression&gt;]] ")"</text:p>
      <text:p text:style-name="P385"><text:span text:style-name="T1">assignment</text:span> ::= &lt;var_path&gt; &lt;assign_symbol&gt; &lt;expression&gt;</text:p>
      <text:p text:style-name="P385"><text:span text:style-name="T1">var_path</text:span> ::= &lt;var_ref&gt; [* "." &lt;var_ref&gt;]</text:p>
      <text:p text:style-name="P385"><text:span text:style-name="T1">var_ref</text:span> ::= #id [* "[" &lt;expression&gt; "]"]</text:p>
      <text:p text:style-name="P385"><text:span text:style-name="T1">assign_symbol</text:span> ::= (":=" | "+=" | "-=" | "*=" | "/=" | "\=" | "%=" | "^=" | "&amp;=" | "|=" | "~=")</text:p>
      <text:p text:style-name="P385"><text:span text:style-name="T1">expression</text:span> ::= &lt;operand&gt; [* &lt;binary_operation&gt; &lt;operand&gt;]</text:p>
      <text:p text:style-name="P385"><text:span text:style-name="T1">unary_operation</text:span> ::= ("-" | "!")</text:p>
      <text:p text:style-name="P385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5"><text:span text:style-name="T1">operand</text:span> ::= [&lt;unary_operation&gt;] (&lt;literal&gt; | &lt;typecast&gt; | &lt;call&gt; | &lt;var_path&gt; | &lt;exists&gt; | "(" &lt;expression&gt; ")")</text:p>
      <text:p text:style-name="P385"><text:span text:style-name="T1">literal</text:span> ::= (#char | #string | #integer | #float | #moment | `да` | `нет` <text:span text:style-name="T666">| `пусто`</text:span>)</text:p>
      <text:p text:style-name="P385"><text:span text:style-name="T1">exists</text:span> ::= (`есть` "(" &lt;var_path&gt; ")" | `нету` "(" &lt;var_path&gt; ")")</text:p>
      <text:p text:style-name="P385"><text:span text:style-name="T1">compound</text:span> ::= `начало` &lt;statements&gt; [`исключение` &lt;except_block&gt;] [`напоследок` &lt;statements&gt;] `окончание`</text:p>
      <text:p text:style-name="P385"><text:span text:style-name="T1">except_block</text:span> ::= (&lt;except_else&gt; | &lt;except_handler&gt; [* &lt;except_handler&gt;] [&lt;except_else&gt;] | &lt;statements&gt;)</text:p>
      <text:p text:style-name="P385"><text:soft-page-break/><text:span text:style-name="T1">except_handler</text:span> ::= `когда` (#id ":" #id | #id [* "," #id]) `тогда` &lt;statement&gt; ";"</text:p>
      <text:p text:style-name="P385"><text:span text:style-name="T1">except_else</text:span> ::= `когда` `любое` `тогда` &lt;statement&gt; ";"</text:p>
      <text:p text:style-name="P385"><text:span text:style-name="T1">control_structure</text:span> ::= (&lt;if&gt; | &lt;for&gt; | &lt;for_each&gt; | &lt;while&gt; | &lt;repeat&gt; | &lt;case&gt;)</text:p>
      <text:p text:style-name="P385"><text:span text:style-name="T1">if</text:span> ::= `если` &lt;expression&gt; `то` &lt;statement&gt; [`иначе` &lt;statement&gt;]</text:p>
      <text:p text:style-name="P385"><text:span text:style-name="T1">for</text:span> ::= `для` #id `от` &lt;expression&gt; `до` &lt;expression&gt; [`обратный`] `цикл` &lt;statement&gt;</text:p>
      <text:p text:style-name="P385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5"><text:span text:style-name="T1">while</text:span> ::= `пока` &lt;expression&gt; `цикл` &lt;statement&gt;</text:p>
      <text:p text:style-name="P385"><text:span text:style-name="T1">repeat</text:span> ::= `цикл` &lt;statement&gt; `пока` &lt;expression&gt;</text:p>
      <text:p text:style-name="P385"><text:span text:style-name="T1">case</text:span> ::= `выбор` &lt;expression&gt; `из` &lt;case_body&gt; `окончание`</text:p>
      <text:p text:style-name="P385"><text:span text:style-name="T1">case_body</text:span> ::= &lt;case_item&gt; [* &lt;case_item&gt;] [&lt;case_else&gt;]</text:p>
      <text:p text:style-name="P385"><text:span text:style-name="T1">case_item</text:span> ::= &lt;expression&gt; [* "," &lt;expression&gt;] ":" &lt;statement&gt; ";"</text:p>
      <text:p text:style-name="P385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8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7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7"/>
      <text:p text:style-name="P513">программа Эхо(арг: массив строк);<text:line-break/>переменн<text:span text:style-name="T1375">ые</text:span><text:line-break/> <text:s text:c="3"/><text:span text:style-name="T1374">к</text:span>: целое;<text:line-break/> <text:s text:c="3"/>рзд: строка = "";<text:line-break/>начало<text:line-break/> <text:s text:c="3"/>для <text:span text:style-name="T1374">к</text:span> от 0 до длина(арг)-1 цикл начало<text:line-break/> <text:s text:c="7"/>вывести(рзд, арг[<text:span text:style-name="T1374">к</text:span>]);<text:line-break/> <text:s text:c="7"/>рзд := " ";<text:line-break/><text:soft-page-break/> <text:s text:c="3"/><text:span text:style-name="T1374">конец</text:span>;<text:line-break/> <text:s text:c="3"/>вывести(НС);<text:line-break/>окончание.</text:p>
      <text:p text:style-name="P390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90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1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92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93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4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4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5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6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7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8">В Клаусе определено три режима передачи параметров в подпрограммы: входные, выходные и проходные параметры.</text:p>
      <text:p text:style-name="P399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9">В качестве входных параметров можно указывать переменные, константы, буквальные значения и выражения, включая вызовы функций.</text:p>
      <text:p text:style-name="P400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1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402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403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4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8">функция синус(х: дробное): дробное;<text:line-break/>начало<text:line-break/> <text:s text:c="3"/>вернуть sin(х);<text:line-break/>окончание;</text:p>
      <text:p text:style-name="P419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9"/>
      <text:p text:style-name="P419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8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5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8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9">К области видимости основной программы относятся:</text:p>
      <text:list xml:id="list1065351392" text:style-name="L6">
        <text:list-item>
          <text:p text:style-name="P614">Имя программы;</text:p>
        </text:list-item>
        <text:list-item>
          <text:p text:style-name="P614">Имя входного параметра программы, если он объявлен;</text:p>
        </text:list-item>
        <text:list-item>
          <text:p text:style-name="P614">Все имена, объявленные в области определений программы.</text:p>
        </text:list-item>
      </text:list>
      <text:p text:style-name="P410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10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12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4091001254" text:style-name="L7">
        <text:list-item>
          <text:p text:style-name="P615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16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20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1">Имена, объявленные во вложенных областях видимости, никогда не видны из объемлющих областей.</text:p>
      <text:p text:style-name="P411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30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31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1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5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2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 </text:span></text:p>
      <text:p text:style-name="P432">Синтаксис определений составных типов <text:span text:style-name="T1151">подробно </text:span>описан в разделе <text:span text:style-name="T1">Типы данных</text:span>.</text:p>
      <text:p text:style-name="Исходный_20_код">программа Пример;<text:line-break/><text:span text:style-name="T1150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7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438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h text:style-name="Heading_20_2" text:outline-level="2">Определения констант</text:h>
      <text:p text:style-name="P439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3">Константы составных типов недопустимы в нынешней версии языка.</text:p>
      <text:p text:style-name="P435"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3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41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42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18" text:outline-level="2">Определения <text:span text:style-name="T1174">переменных</text:span></text:h>
      <text:p text:style-name="P440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44"><text:span text:style-name="T1175">Для переменных составных типов начальное значение </text:span><text:span text:style-name="T1183">не может быть указано</text:span>.</text:p>
      <text:p text:style-name="P434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4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6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6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</text:span><text:soft-page-break/><text:span text:style-name="T1164"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19" text:outline-level="2">Определения исключений</text:h>
      <text:p text:style-name="P499"><text:span text:style-name="T1352">Всплывающее и</text:span>сключение представляет собой специальн<text:span text:style-name="T1361">ый</text:span> <text:span text:style-name="T1361">именованный объект</text:span>, котор<text:span text:style-name="T1361">ый</text:span> <text:span text:style-name="T1361">создаётся</text:span> для того, чтобы прервать последовательность выполнения программы в случае возникновения нештатн<text:span text:style-name="T1353">ой</text:span> ситуаци<text:span text:style-name="T1353">и</text:span> и задействовать средства обработки ошибок.</text:p>
      <text:p text:style-name="P436">Секция определений <text:span text:style-name="T135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4">исключение</text:span></text:span> или <text:span text:style-name="Source_20_Text"><text:span text:style-name="T1354">исключения</text:span></text:span>, за которым следует одно или несколько объявлений <text:span text:style-name="T135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6"><text:span text:style-name="T1179">Объявление</text:span> <text:span text:style-name="T1356">исключения</text:span> начинается с идентификатора. <text:span text:style-name="T135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7">сообщение</text:span></text:span><text:span text:style-name="T1357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8">программа Пример;<text:line-break/><text:span text:style-name="T1358">исключения<text:line-break/> <text:s text:c="3"/>Ош</text:span><text:span text:style-name="T1359">ибка</text:span><text:span text:style-name="T1358">1;<text:line-break/> <text:s text:c="3"/>Ош</text:span><text:span text:style-name="T1359">ибка</text:span><text:span text:style-name="T1358">2 сообщение "Вторая ошибка";</text:span></text:p>
      <text:p text:style-name="P508"><text:span text:style-name="T1358"><text:s text:c="4"/>Ош</text:span><text:span text:style-name="T1359">ибкаВТексте</text:span><text:span text:style-name="T1358">(</text:span><text:span text:style-name="T1359">стр, симв</text:span><text:span text:style-name="T1358">: целое; </text:span><text:span text:style-name="T1359">чтоНеТак</text:span><text:span text:style-name="T1358">: строка)<text:line-break/> <text:s text:c="7"/>сообщение "</text:span><text:span text:style-name="T1359">Ошибка в строке %(стр), символ %(симв). %(чтоНеТак)</text:span><text:span text:style-name="T1358">";<text:line-break/>начало<text:line-break/> <text:s text:c="3"/></text:span><text:span text:style-name="T1360">ошибка ОшибкаВТексте(5, 10, "Пропущена запятая.");</text:span><text:span text:style-name="T1358"><text:line-break/>окончание.</text:span></text:p>
      <text:p text:style-name="P500">Параметры исключений объявляются по тем же правилам, что и параметры подпрограмм, с двумя оговорками:</text:p>
      <text:list xml:id="list3976309536" text:style-name="L8">
        <text:list-item>
          <text:p text:style-name="P617">они могут быть только простых типов;</text:p>
        </text:list-item>
        <text:list-item>
          <text:p text:style-name="P617">они могут быть только входными.</text:p>
        </text:list-item>
      </text:list>
      <text:p text:style-name="P500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500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5" text:outline-level="1">Типы данных</text:h>
      <text:h text:style-name="P520" text:outline-level="2">Приведение типов</text:h>
      <text:p text:style-name="P509"><text:span text:style-name="T137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8">ключевое слово — имя</text:span> типа данных, за которым в круглых скобках указывается исходное значение <text:span text:style-name="T1386">или выражение</text:span>. <text:span text:style-name="T1384">Такая конструкция конвертирует указанное значение в указанный тип, а если это невозможно, создаётся исключение.</text:span></text:p>
      <text:p text:style-name="P510">Преобразование <text:span text:style-name="T1389">значений</text:span><text:span text:style-name="T1385"> </text:span>выполняется по правилам, описанным <text:span text:style-name="T1379">далее</text:span> для каждого из простых типов.</text:p>
      <text:p text:style-name="P514"><text:soft-page-break/>переменные<text:line-break/><text:span text:style-name="T137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6">л := логическое(с); // л </text:span><text:span text:style-name="T1377">= да</text:span><text:span text:style-name="T1376"><text:line-break/> <text:s text:c="3"/>с := строка(</text:span><text:span text:style-name="T1380">ц</text:span><text:span text:style-name="T1376">); <text:s text:c="4"/>// с </text:span><text:span text:style-name="T1377">=</text:span><text:span text:style-name="T1376"> "1</text:span><text:span text:style-name="T1380">0</text:span><text:span text:style-name="T1376">"<text:line-break/> <text:s text:c="3"/>ц := целое(д); <text:s text:c="5"/>// ц </text:span><text:span text:style-name="T1377">=</text:span><text:span text:style-name="T1376"> 123<text:line-break/> <text:s text:c="3"/></text:span><text:span text:style-name="T1388">д := ц; <text:s text:c="12"/>// д = 123.0 </text:span><text:span text:style-name="T1390">(</text:span><text:span text:style-name="T1388">неявное преобразование</text:span><text:span text:style-name="T1390">)</text:span><text:span text:style-name="T1376"><text:line-break/> <text:s text:c="3"/></text:span><text:span text:style-name="T1382">д := дробное("Ку"); // исключение ОшибкаКонвертации</text:span><text:line-break/>окончание;</text:p>
      <text:p text:style-name="P511">Неявное <text:span text:style-name="T1391">преобразование</text:span> типа допускается в двух случаях:</text:p>
      <text:list xml:id="list692131799" text:style-name="L9">
        <text:list-item>
          <text:p text:style-name="P618"><text:span text:style-name="T1381">при преобразовании символа в строку, </text:span><text:span text:style-name="T1387">но не наоборот</text:span><text:span text:style-name="T1381">;</text:span></text:p>
        </text:list-item>
        <text:list-item>
          <text:p text:style-name="P618"><text:span text:style-name="T1383">при преобразовании </text:span><text:span text:style-name="T1381">целого числа в дробное число, </text:span><text:span text:style-name="T1387">но не наоборот</text:span><text:span text:style-name="T1381">.</text:span></text:p>
        </text:list-item>
      </text:list>
      <text:p text:style-name="P512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82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83" text:outline-level="4">Синтаксис</text:h>
      <text:p text:style-name="P265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4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7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7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584" text:outline-level="4">Синтаксис</text:h>
      <text:p text:style-name="P281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7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89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85" text:outline-level="4">Синтаксис</text:h>
      <text:p text:style-name="P282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9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73">Н</text:span>уль.</text:p>
      <text:h text:style-name="P590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61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1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586" text:outline-level="4">Синтаксис</text:h>
      <text:p text:style-name="P271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70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4200887722" text:style-name="L10">
        <text:list-item>
          <text:p text:style-name="P619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19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20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21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87" text:outline-level="4">Синтаксис</text:h>
      <text:p text:style-name="P283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3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91" text:outline-level="4">Формат литерала</text:h>
      <text:p text:style-name="P274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5"><text:soft-page-break/>Любые другие строковые значения вызовут исключение <text:span text:style-name="Source_20_Text"><text:span text:style-name="T800">ОшибкаКонвертации</text:span></text:span>.</text:p>
      <text:h text:style-name="P532" text:outline-level="3">Объект</text:h>
      <text:p text:style-name="P275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6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6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6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88" text:outline-level="4">Синтаксис</text:h>
      <text:p text:style-name="P284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5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92" text:outline-level="4">Формат литерала</text:h>
      <text:p text:style-name="P275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93" text:outline-level="4">Начальное значение</text:h>
      <text:p text:style-name="P148"><text:span text:style-name="T676">Пусто</text:span>.</text:p>
      <text:h text:style-name="P593" text:outline-level="4">Преобразование типов</text:h>
      <text:p text:style-name="P287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288">При приведении <text:span text:style-name="T685">объекта </text:span>к строке возвращается строковое представление <text:span text:style-name="T735">численного значения </text:span><text:span text:style-name="T682">дескриптора </text:span><text:span text:style-name="T735">в 16-ричном формате</text:span>.</text:p>
      <text:h text:style-name="Heading_20_2" text:outline-level="2"><text:soft-page-break/><text:span text:style-name="T644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94" text:outline-level="4">Синтаксис</text:h>
      <text:p text:style-name="P252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80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5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7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9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1">Явное п</text:span>риведение массивов к другим типам данных запрещено.</text:p>
      <text:p text:style-name="P260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33" text:outline-level="3"><text:soft-page-break/>Словарь</text:h>
      <text:p text:style-name="P250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595" text:outline-level="4">Синтаксис</text:h>
      <text:p text:style-name="P253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2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22"><text:s text:c="4"/><text:span text:style-name="T648">окончание ключ строка;</text:span></text:p>
      <text:p text:style-name="P256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8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22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h text:style-name="P597" text:outline-level="4">Начальное значение</text:h>
      <text:p text:style-name="P258">Пустой <text:span text:style-name="T1121">словарь</text:span>.</text:p>
      <text:h text:style-name="P597" text:outline-level="4">Преобразование типов</text:h>
      <text:p text:style-name="P261"><text:span text:style-name="T651">Явное п</text:span>риведение <text:span text:style-name="T1122">словарей</text:span> к другим типам данных запрещено.</text:p>
      <text:p text:style-name="P261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34" text:outline-level="3">Структура</text:h>
      <text:p text:style-name="P251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96" text:outline-level="4"><text:soft-page-break/>Синтаксис</text:h>
      <text:p text:style-name="P254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5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6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3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9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23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598" text:outline-level="4">Начальное значение</text:h>
      <text:p text:style-name="P259"><text:span text:style-name="T1142">Все поля структуры имеют начальные значения, </text:span><text:span text:style-name="T1143">соответствующие их типам</text:span>.</text:p>
      <text:h text:style-name="P598" text:outline-level="4">Преобразование типов</text:h>
      <text:p text:style-name="P262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16" text:outline-level="1"><text:soft-page-break/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3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546165048" text:style-name="L11">
        <text:list-item>
          <text:p text:style-name="P623">символы можно сравнивать с символами, но не со строками;</text:p>
        </text:list-item>
        <text:list-item>
          <text:p text:style-name="P624">строки можно сравнивать со строками, но не с символами;</text:p>
        </text:list-item>
        <text:list-item>
          <text:p text:style-name="P622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25">моменты можно сравнивать с моментами;</text:p>
        </text:list-item>
        <text:list-item>
          <text:p text:style-name="P625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2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21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8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8">У</text:span>нарное отрицание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ext:soft-page-break/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17" text:outline-level="1" text:is-list-header="true">Инструкции</text:h>
      <text:h text:style-name="Heading_20_2" text:outline-level="2">Знак «;»</text:h>
      <text:p text:style-name="P488"><text:span text:style-name="T1325">После каждой инструкции</text:span> <text:span text:style-name="T1316">в языке Клаус </text:span><text:span text:style-name="T1325">требуется</text:span> знак «<text:span text:style-name="Source_20_Text">;</text:span>» <text:span text:style-name="T132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9">Знак «<text:span text:style-name="Source_20_Text">;</text:span>» не допускается:</text:p>
      <text:list xml:id="list2308264856" text:style-name="L12">
        <text:list-item>
          <text:p text:style-name="P627"><text:span text:style-name="T1327">в</text:span><text:span text:style-name="T1314"> условном ветвлении перед ключевым словом </text:span><text:span text:style-name="Source_20_Text"><text:span text:style-name="T1314">иначе</text:span></text:span><text:span text:style-name="T1314">, если оно есть;</text:span></text:p>
        </text:list-item>
        <text:list-item>
          <text:p text:style-name="P628"><text:span text:style-name="T1327">в</text:span> цикле с постусловием перед ключевым словом <text:span text:style-name="Source_20_Text">пока</text:span>.</text:p>
        </text:list-item>
      </text:list>
      <text:p text:style-name="P489">Во всех остальных случаях знак «<text:span text:style-name="Source_20_Text">;</text:span>» требуется после каждой инструкции, <text:span text:style-name="T1315">за исключением окончания тела основной программы, где требуется знак «</text:span><text:span text:style-name="Source_20_Text"><text:span text:style-name="T1315">.</text:span></text:span><text:span text:style-name="T1315">» </text:span><text:span text:style-name="T1326">(точка)</text:span>.</text:p>
      <text:h text:style-name="P522" text:outline-level="2"><text:span text:style-name="T1199">П</text:span>устая инструкция</text:h>
      <text:p text:style-name="P212">Пустая инструкция записывается ключевым словом <text:span text:style-name="Source_20_Text"><text:span text:style-name="T824">ничего</text:span></text:span><text:span text:style-name="T1297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3"><text:span text:style-name="T543">начало</text:span><text:line-break/> <text:s text:c="3"/>если всёХорошо то ничего<text:line-break/> <text:s text:c="3"/>иначе <text:span text:style-name="T1266">сообщить</text:span>("Что-то пошло не так!");<text:line-break/><text:span text:style-name="T543">окончание;</text:span></text:p>
      <text:h text:style-name="P523" text:outline-level="2"><text:span text:style-name="T1245">П</text:span>рисваивани<text:span text:style-name="T1245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35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8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36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2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2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29">побитовое «</text:span>Искл<text:span text:style-name="T132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3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1">Г |= 8; // устанавливает единицу в </text:span><text:span text:style-name="T1339">3-</text:span><text:span text:style-name="T1332">м</text:span><text:span text:style-name="T1331"> </text:span><text:span text:style-name="T1338">(считая от 0) </text:span><text:span text:style-name="T1331">бите переменной Г</text:span></text:p>
      <text:p text:style-name="P9">окончание;</text:p>
      <text:h text:style-name="P535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134903285" text:style-name="L13">
        <text:list-item>
          <text:p text:style-name="P629">Строковой переменной может быть присвоено символьное значение, но не наоборот;</text:p>
        </text:list-item>
        <text:list-item>
          <text:p text:style-name="P629">Дробной переменной может быть присвоено целое значение, но не наоборот;</text:p>
        </text:list-item>
        <text:list-item>
          <text:p text:style-name="P629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51868129" text:style-name="L14">
        <text:list-item>
          <text:p text:style-name="P630">Массиву может быть присвоен массив, состоящий из элементов совместимого типа;</text:p>
        </text:list-item>
        <text:list-item>
          <text:p text:style-name="P63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30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35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<text:soft-page-break/>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5">В</text:span>ызов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6">З</text:span>авершени<text:span text:style-name="T1247">е</text:span> программы</text:h>
      <text:p text:style-name="P216">Для завершения работы программы используется инструкция <text:span text:style-name="Source_20_Text"><text:span text:style-name="T1340">завершить</text:span></text:span>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oft-page-break/><text:span text:style-name="T1248">В</text:span>озврат <text:span text:style-name="T571">из подпрограммы</text:span></text:h>
      <text:p text:style-name="P486">Инструкция возврата используется для <text:span text:style-name="T1341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7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7">функции</text:span>.</text:p>
      <text:p text:style-name="P494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4"/>
      <text:p text:style-name="P495">процедура мояПроцедура();<text:line-break/><text:span text:style-name="T558">начало<text:line-break/> <text:s text:c="3"/>вернуться;<text:line-break/>окончание;</text:span></text:p>
      <text:p text:style-name="P221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20">Для процедур <text:span text:style-name="T575">указывать </text:span>возвращаем<text:span text:style-name="T559">о</text:span>е значение не допускается.</text:p>
      <text:p text:style-name="P222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0">С</text:span>оставной блок инструкций</text:h>
      <text:p text:style-name="P224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42">а фактически их требуется несколько</text:span> — в условных ветвлениях, в циклах, в <text:span text:style-name="T1333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7"><text:soft-page-break/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8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30">начало<text:line-break/> <text:s text:c="3"/><text:span text:style-name="T1335">выполнитьОдно</text:span>();<text:line-break/> <text:s text:c="3"/>выполнить<text:span text:style-name="T1335">Второе</text:span>();<text:line-break/> <text:s text:c="3"/><text:span text:style-name="T1335">выполнитьТретье</text:span><text:span text:style-name="T1334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4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7"><text:span text:style-name="T637">Составной б</text:span>лок может заканчиваться секцией гарантированного завершения.</text:p>
      <text:p text:style-name="P235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6"><text:soft-page-break/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6"><text:s text:c="4"/><text:span text:style-name="T598">вернуть 0;</text:span></text:p>
      <text:p text:style-name="P248">исключение</text:p>
      <text:p text:style-name="P246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49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8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2109058603" text:style-name="L15">
        <text:list-item>
          <text:p text:style-name="P631"><text:span text:style-name="T1347">о</text:span><text:span text:style-name="T1336">дно или несколько</text:span> имён исключений через запятую;</text:p>
        </text:list-item>
        <text:list-item>
          <text:p text:style-name="P631"><text:span text:style-name="T1347">о</text:span>пределение переменной исключения;</text:p>
        </text:list-item>
        <text:list-item>
          <text:p text:style-name="P631"><text:span text:style-name="T1347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9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7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9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41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1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1"><text:s text:c="8"/><text:span text:style-name="T606">бросить;</text:span></text:p>
      <text:p text:style-name="P242"><text:s text:c="4"/><text:span text:style-name="T606">конец;</text:span></text:p>
      <text:p text:style-name="P242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5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7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3"><text:soft-page-break/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4">Переменная представляет собой структуру, которая содержит:</text:p>
      <text:list xml:id="list2556288104" text:style-name="L16">
        <text:list-item>
          <text:p text:style-name="P633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32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8">Модификация <text:span text:style-name="T134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0">С</text:span>оздани<text:span text:style-name="T125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305">сть</text:span> выполнени<text:span text:style-name="T1305">я</text:span> и создать всплывающее исключение.</text:p>
      <text:p text:style-name="P484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302">Инструкции, следующие </text:span><text:span text:style-name="T1303">после</text:span><text:span text:style-name="T1302"> инструкци</text:span><text:span text:style-name="T1303">и</text:span><text:span text:style-name="T1302"> </text:span><text:span text:style-name="Source_20_Text"><text:span text:style-name="T1302">ошибка</text:span></text:span><text:span text:style-name="T130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1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82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Воссоздание исключения</text:h>
      <text:p text:style-name="P483">Эта инструкция <text:span text:style-name="T1298">записывается ключевым словом </text:span><text:span text:style-name="Source_20_Text"><text:span text:style-name="T1298">бросить</text:span></text:span><text:span text:style-name="T1298">. Её можно применять только в </text:span><text:span text:style-name="T1343">секции обработки исключений составного блока</text:span><text:span text:style-name="T1298">: она прерывает </text:span><text:span text:style-name="T1299">последовательно</text:span><text:span text:style-name="T1304">сть</text:span><text:span text:style-name="T1299"> выполнени</text:span><text:span text:style-name="T1304">я</text:span><text:span text:style-name="T1299"> и воссоздаёт то же самое исключение, которое </text:span><text:span text:style-name="T1344">привело к передаче управления в </text:span><text:span text:style-name="T1345">данную </text:span><text:span text:style-name="T1344">секцию обработки исключений</text:span><text:span text:style-name="T1299">.</text:span></text:p>
      <text:p text:style-name="P483"><text:span text:style-name="T1300">Инструкции, следующие после инструкции </text:span><text:span text:style-name="Source_20_Text"><text:span text:style-name="T1300">бросить</text:span></text:span><text:span text:style-name="T1300">, не выполняются. Вместо этого управление передаётся в </text:span><text:span text:style-name="T1349">секцию обработки исключений, расположенную в </text:span><text:span text:style-name="T1300">ближайш</text:span><text:span text:style-name="T1349">ем</text:span><text:span text:style-name="T1300"> объемлющ</text:span><text:span text:style-name="T1349">ем</text:span><text:span text:style-name="T1300"> составно</text:span><text:span text:style-name="T1349">м</text:span><text:span text:style-name="T1300"> блок</text:span><text:span text:style-name="T1349">е</text:span><text:span text:style-name="T1300">. </text:span><text:span text:style-name="T1306">Е</text:span><text:span text:style-name="T1300">сли такой блок <text:s/>отсутствует, </text:span><text:span text:style-name="T1306">выполнение </text:span><text:span text:style-name="T1300">программ</text:span><text:span text:style-name="T1306">ы</text:span><text:span text:style-name="T1300"> </text:span><text:span text:style-name="T1306">будет </text:span><text:span text:style-name="T1300">заверш</text:span><text:span text:style-name="T1306">ено</text:span><text:span text:style-name="T1300"> с кодом -1.</text:span></text:p>
      <text:p text:style-name="P485">Если параметры исключения или текст сообщения об ошибке были модифицированы в <text:span text:style-name="T1346">секции обработки исключений</text:span>, то исключение будет воссоздано с новыми значениями.</text:p>
      <text:h text:style-name="Heading_20_2" text:outline-level="2"><text:span text:style-name="T1251">У</text:span><text:span text:style-name="T1201">словно</text:span><text:span text:style-name="T1251">е</text:span><text:span text:style-name="T1201"> </text:span>ветвлени<text:span text:style-name="T1251">е</text:span></text:h>
      <text:p text:style-name="P448">Эта инструкция применяется для выполнения тех или иных действий в зависимости от некоторого условия.</text:p>
      <text:p text:style-name="P448">Инструкция начинается ключевым словом <text:span text:style-name="Source_20_Text">если</text:span>, после которого должно быть указано <text:span text:style-name="T1202">условие — </text:span><text:span text:style-name="T1206">значение или </text:span>выражение логического типа. <text:span text:style-name="T1202">Далее следует ключевое слово </text:span><text:span text:style-name="Source_20_Text"><text:span text:style-name="T1202">то</text:span></text:span><text:span text:style-name="T1202">, а за ним — ровно одна инструкция, которая будет выполнена в том случае, если указанное условие имеет истинное значение.</text:span></text:p>
      <text:p text:style-name="P449">Далее может следовать знак «<text:span text:style-name="Source_20_Text">;</text:span>», либо ключевое слово <text:span text:style-name="Source_20_Text">иначе</text:span>, <text:span text:style-name="T1204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50">В обоих случаях ровно одна инструкция может представлять собой составной блок, содержащий сколько угодно инструкций.</text:p>
      <text:p text:style-name="P452"><text:span text:style-name="T1203">н</text:span>ачало<text:line-break/> <text:s text:c="3"/><text:span text:style-name="T1203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7">начало</text:span><text:span text:style-name="T1203"><text:line-break/> <text:s text:c="7"/>вывести("Н больше или равно М");<text:line-break/> <text:s text:c="7"/></text:span><text:span text:style-name="T1207">если Н &gt; М то вывести("Всё-таки больше");</text:span><text:span text:style-name="T1203"><text:line-break/> <text:s text:c="3"/></text:span><text:span text:style-name="T1207">конец;</text:span><text:line-break/>конец;</text:p>
      <text:p text:style-name="Text_20_body">Если требуется <text:span text:style-name="T1205">перебрать несколько условий подряд, то инструкции ветвления можно располагать друг за другом:</text:span></text:p>
      <text:p text:style-name="P453">начало<text:line-break/> <text:s text:c="3"/><text:span text:style-name="T1205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1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1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2">М</text:span>ноговариантн<text:span text:style-name="T1252">ый</text:span> выбор</text:h>
      <text:p text:style-name="P454">Эта инструкция применяется для выполнения <text:span text:style-name="T1239">тех или иных</text:span> действий в зависимости от выбора значения из нескольких предусмотренных вариантов.</text:p>
      <text:p text:style-name="P454"><text:soft-page-break/>Инструкция начинается <text:span text:style-name="T1240">ключевым </text:span>словом <text:span text:style-name="Source_20_Text">выбор</text:span>, за которым следует <text:span text:style-name="T1211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09">и</text:span> слово <text:span text:style-name="Source_20_Text">окончание</text:span>.</text:p>
      <text:p text:style-name="P45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5">а</text:span> <text:span text:style-name="T1210">за ним ровно одна инструкция </text:span><text:span text:style-name="T1215">и знак «</text:span><text:span text:style-name="Source_20_Text"><text:span text:style-name="T1215">;</text:span></text:span><text:span text:style-name="T1215">».</text:span><text:span text:style-name="T1210"> </text:span><text:span text:style-name="T1215">Эта инструкция </text:span><text:span text:style-name="T1210">будет выполнена в том случае, если </text:span><text:span text:style-name="T1215">данный</text:span><text:span text:style-name="T1210"> вариант выбора окажется подходящим. </text:span><text:span text:style-name="T1215">Она</text:span><text:span text:style-name="T1212"> может представлять собой составной блок, содержащий сколько угодно инструкций.</text:span></text:p>
      <text:p text:style-name="P456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3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6">Вариант выбора считается подходящим, <text:span text:style-name="T1214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1">выше </text:span><text:span text:style-name="T1216">не нашлось никакого другого подходящего </text:span><text:span text:style-name="T1217">описателя</text:span>.</text:p>
      <text:p text:style-name="P464"><text:span text:style-name="T1208">программа Пример;</text:span><text:line-break/>переменная<text:line-break/> <text:s text:c="3"/>имя: строка;<text:line-break/><text:span text:style-name="T1208">начало<text:line-break/> <text:s text:c="3"/></text:span><text:span text:style-name="T1267">сообщить</text:span><text:span text:style-name="T1208">("Введите имя: ");<text:line-break/> <text:s text:c="3"/>ввести(имя);</text:span><text:line-break/> <text:s text:c="3"/>выбор <text:span text:style-name="T1208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9">Оля", "</text:span><text:span text:style-name="T1242">Д</text:span><text:span text:style-name="T1209">аша", "Вика</text:span><text:span text:style-name="T1208">": </text:span><text:span text:style-name="T1209">вывести("Узнаю сестрёнку!");<text:line-break/> <text:s text:c="7"/>"</text:span><text:span text:style-name="T1243">Таня</text:span><text:span text:style-name="T1209">": </text:span><text:span text:style-name="T1243">вывести("Привет, Таня :)");</text:span><text:span text:style-name="T1208"><text:line-break/> <text:s text:c="7"/>иначе вывести("Что-то не узнаю...");<text:line-break/> <text:s text:c="3"/>конец;<text:line-break/>окончание.</text:span></text:p>
      <text:p text:style-name="P458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3">Ц</text:span>икл по счётчику</text:h>
      <text:p text:style-name="P459">Эта инструкция предназначена для выполнения <text:span text:style-name="T1254">одних и тех же</text:span> действий <text:span text:style-name="T1224">несколько раз. Количество повторений (итераций) </text:span><text:span text:style-name="T1231">цикла </text:span><text:span text:style-name="T1224">вычисляется заранее</text:span>.</text:p>
      <text:p text:style-name="P459"><text:span text:style-name="T1218">Инструкция начинается ключевым словом </text:span><text:span text:style-name="Source_20_Text"><text:span text:style-name="T1218">для</text:span></text:span><text:span text:style-name="T1218">, за которым следует имя переменной — счётчика цикла.</text:span> <text:span text:style-name="T1218">Далее следует слово </text:span><text:span text:style-name="Source_20_Text"><text:span text:style-name="T1218">от</text:span></text:span><text:span text:style-name="T1218">, за ним выражение, определяющее начальное значение счётчика, а затем слово </text:span><text:span text:style-name="Source_20_Text"><text:span text:style-name="T1218">до</text:span></text:span><text:span text:style-name="T1218"> и выражение, определяющее конечное значение счётчика. </text:span><text:span text:style-name="T1219">После этого следует слово </text:span><text:span text:style-name="Source_20_Text"><text:span text:style-name="T1219">цикл</text:span></text:span><text:span text:style-name="T1219"> </text:span><text:span text:style-name="T1311">и</text:span><text:span text:style-name="T1219"> ровно одна инструкция, составляющая тело цикла. </text:span><text:span text:style-name="T1222">Тело цикла</text:span><text:span text:style-name="T1220"> может </text:span><text:span text:style-name="T1310">быть</text:span><text:span text:style-name="T1220"> составн</text:span><text:span text:style-name="T1310">ым</text:span><text:span text:style-name="T1220"> блок</text:span><text:span text:style-name="T1310">ом</text:span><text:span text:style-name="T1220">, содержащи</text:span><text:span text:style-name="T1310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60"><text:span text:style-name="T1234">Счётчиком цикла может быть</text:span> только локальная переменная целого типа — <text:span text:style-name="T1223">она должна быть объявлена в разделе определений той программы или подпрограммы, в теле которой выполняется цикл. В</text:span><text:span text:style-name="T1221">ыражения начального и конечного значения </text:span><text:span text:style-name="T1224">счётчика </text:span><text:span text:style-name="T1221">также должны возвращать целое</text:span>. <text:span text:style-name="T1221">Значения этих выражений </text:span><text:soft-page-break/><text:span text:style-name="T1221">вычисляются один раз перед первой итерацией цикла. </text:span><text:span text:style-name="T1235">И</text:span><text:span text:style-name="T1221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5"><text:span text:style-name="T1224">п</text:span>рограмма Пример;<text:line-break/><text:span text:style-name="T1224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2">до 0 обратный </text:span><text:span text:style-name="T1224">цикл начало</text:span></text:p>
      <text:p text:style-name="P465"><text:span text:style-name="T1224"><text:s text:c="8"/>цвет</text:span><text:span text:style-name="T1233">Фона</text:span><text:span text:style-name="T1224">(цвета[ц]);<text:line-break/> <text:s text:c="7"/>вывести("Цв", строка(ц));<text:line-break/> <text:s text:c="3"/>конец;<text:line-break/>окончание.</text:span></text:p>
      <text:p text:style-name="P461">Перед первой итерацией счётчику цикла присваивается начальное значение. <text:span text:style-name="T123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61">Значение переменной-счётчика цикла можно менять в теле цикла, но это не приведёт изменению количества итераций. <text:span text:style-name="T1237">Переменная-с</text:span>чётчик сохранит присвоенное е<text:span text:style-name="T1237">й</text:span> значение до конца текущей итерации, после чего е<text:span text:style-name="T1237">й</text:span> будет присвоено <text:span text:style-name="T1226">следующее заранее вычисленное значение, так что на входе в следующую итерацию </text:span><text:span text:style-name="T1238">цикла </text:span><text:span text:style-name="T1226">счётчик будет иметь значение на 1 большее, чем на входе в </text:span><text:span text:style-name="T1227">нынешнюю</text:span><text:span text:style-name="T1226">.</text:span></text:p>
      <text:p text:style-name="P462">Если начальное значение счётчика больше конечного, тело цикла не будет выполнено ни <text:span text:style-name="T1228">разу</text:span>.</text:p>
      <text:p text:style-name="P46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счётчик </text:span><text:span text:style-name="T1230">ещё </text:span><text:span text:style-name="T1229">не </text:span><text:span text:style-name="T1244">равен</text:span><text:span text:style-name="T1229"> конечно</text:span><text:span text:style-name="T1244">му</text:span><text:span text:style-name="T1229"> значени</text:span><text:span text:style-name="T1244">ю</text:span>.</text:p>
      <text:h text:style-name="Heading_20_2" text:outline-level="2">Цикл по набору <text:span text:style-name="T1254">данных</text:span></text:h>
      <text:p text:style-name="P469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4">набора </text:span><text:span text:style-name="T1280">данных</text:span><text:span text:style-name="T1264"> </text:span>является каждый символ в строке.</text:p>
      <text:p text:style-name="P470">Инструкция начинается ключевыми словами <text:span text:style-name="Source_20_Text">для каждого</text:span>, за которыми следует имя переменной-<text:span text:style-name="T1282">итератора</text:span>. <text:span text:style-name="T1282">П</text:span>еременная-<text:span text:style-name="T1282">итератор</text:span> должна быть объявлена в локальной области видимости — т. е., <text:span text:style-name="T1223">в разделе определений той программы или подпрограммы, в теле которой выполняется цикл.</text:span></text:p>
      <text:p text:style-name="P471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3">стартовую </text:span><text:span text:style-name="T1263">позицию </text:span><text:span text:style-name="T1283">итератора</text:span><text:span text:style-name="T1263"> в наборе данных</text:span>.</text:p>
      <text:p text:style-name="P471">Затем следует слово <text:span text:style-name="Source_20_Text">цикл</text:span> <text:span text:style-name="T1312">и </text:span>ровно одна инструкция, составляющая тело цикла. <text:span text:style-name="T1222">Тело цикла</text:span><text:span text:style-name="T1220"> может </text:span><text:span text:style-name="T1312">быть </text:span><text:span text:style-name="T1220">составн</text:span><text:span text:style-name="T1312">ым</text:span><text:span text:style-name="T1220"> блок</text:span><text:span text:style-name="T1312">ом</text:span><text:span text:style-name="T1220">, содержащи</text:span><text:span text:style-name="T1313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72">Для массивов и строк <text:span text:style-name="T1284">итератор</text:span> долж<text:span text:style-name="T1288">е</text:span>н быть цело<text:span text:style-name="T1287">численного</text:span><text:span text:style-name="T1286"> типа</text:span>. <text:span text:style-name="T1259">Для массива он </text:span>означает индекс элемента <text:span text:style-name="T1259">в массиве, а для строки — номер байта в строке, с которого начинается очередной символ</text:span>. <text:span text:style-name="T1261">Байты в строке и элементы в массиве нумеруются начиная с нуля.</text:span></text:p>
      <text:p text:style-name="P472"><text:soft-page-break/>Для словарей тип <text:span text:style-name="T1285">итератора</text:span> должен точно соответствовать типу ключа словаря — при каждой итерации цикла этой переменной присваивается <text:span text:style-name="T1260">очередное</text:span> значение ключа.</text:p>
      <text:p text:style-name="P474"><text:span text:style-name="T1257">программа ЦиклПоСтроке;</text:span><text:line-break/>переменн<text:span text:style-name="T1265">ые</text:span><text:line-break/><text:span text:style-name="T1255"> <text:s text:c="3"/></text:span><text:span text:style-name="T1262">б</text:span><text:span text:style-name="T1255">: целое;<text:line-break/></text:span> <text:s text:c="3"/><text:span text:style-name="T1255">с: строка;<text:line-break/> <text:s text:c="3"/>смв: символ;<text:line-break/></text:span>начало<text:line-break/> <text:s text:c="3"/><text:span text:style-name="T1268">сообщить</text:span><text:span text:style-name="T1257">("Введите строку: ");<text:line-break/> <text:s text:c="3"/>ввести(с);</text:span><text:line-break/> <text:s text:c="3"/><text:span text:style-name="T1255">для каждого </text:span><text:span text:style-name="T1262">б</text:span><text:span text:style-name="T1255"> из с цикл начало<text:line-break/> <text:s text:c="7"/></text:span><text:span text:style-name="T1256">смв := симв(</text:span><text:span text:style-name="T1257">с, </text:span><text:span text:style-name="T1262">б</text:span><text:span text:style-name="T1256">);<text:line-break/> <text:s text:c="7"/></text:span><text:span text:style-name="T1257">вывести(</text:span><text:span text:style-name="T1262">б</text:span><text:span text:style-name="T1257">, ": ", смв, НС);</text:span><text:span text:style-name="T1256"><text:line-break/></text:span><text:span text:style-name="T1255"> <text:s text:c="3"/></text:span><text:span text:style-name="T1258">конец</text:span><text:span text:style-name="T1255">;</text:span><text:line-break/><text:span text:style-name="T1258">окончание.</text:span></text:p>
      <text:p text:style-name="P474"/>
      <text:p text:style-name="P475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9">сообщить</text:span>("Введите количество: ");<text:line-break/> <text:s text:c="3"/>ввести(кво);<text:line-break/> <text:s text:c="3"/><text:span text:style-name="T1270">длина(м, кво);</text:span><text:line-break/> <text:s text:c="3"/>для <text:span text:style-name="T1270">каждого и из м</text:span> цикл начало<text:line-break/> <text:s text:c="7"/><text:span text:style-name="T1270">сообщить("Введите элемент ", и, ": ");<text:line-break/> <text:s text:c="7"/></text:span><text:span text:style-name="T1271">ввести(м[и]);</text:span><text:line-break/> <text:s text:c="3"/>конец;<text:line-break/> <text:s text:c="3"/><text:span text:style-name="T1272">сообщить("Значения в обратном порядке:", </text:span><text:span text:style-name="T1273">НС</text:span><text:span text:style-name="T1272">);<text:line-break/> <text:s text:c="3"/>для каждого и из м обратный цикл вывести(м[и], НС);</text:span><text:line-break/>окончание.</text:p>
      <text:p text:style-name="P475"/>
      <text:p text:style-name="P476">программа ЦиклПоСловарю;</text:p>
      <text:p text:style-name="P476">переменные</text:p>
      <text:p text:style-name="P476"><text:s text:c="4"/>с: строка;</text:p>
      <text:p text:style-name="P476"><text:s text:c="4"/>сл: словарь строк ключ строка;</text:p>
      <text:p text:style-name="P476">начало</text:p>
      <text:p text:style-name="P476"><text:s text:c="4"/>сл["Иванов"] := "Иванов Иван Иванович";</text:p>
      <text:p text:style-name="P476"><text:s text:c="4"/>сл["Петров"] := "Петров Пётр Петрович";</text:p>
      <text:p text:style-name="P476"><text:s text:c="4"/>сл["Сидоров"] := "Сидоров Сидор Сидорович";</text:p>
      <text:p text:style-name="P476"><text:s text:c="4"/>сл["Николаев"] := "Николаев Николай Николаевич";</text:p>
      <text:p text:style-name="P476"><text:s text:c="4"/>сл["Захаров"] := "Захаров Захар Захарович";</text:p>
      <text:p text:style-name="P476"><text:s text:c="4"/>для каждой с из сл от "Н" цикл вывести(сл[с], НС);</text:p>
      <text:p text:style-name="P476">окончание.</text:p>
      <text:p text:style-name="P473">Выражение, следующее за ключевым словом <text:span text:style-name="Source_20_Text">от</text:span>, определяет тот элемент набора данных, <text:span text:style-name="T1278">с</text:span> которого начнётся цикл. <text:span text:style-name="T1291">Тип значения этого выражения должен точно соответствовать типу переменной-итератора.</text:span></text:p>
      <text:list xml:id="list2035263825" text:style-name="L17">
        <text:list-item>
          <text:p text:style-name="P634">Для строки эта возможность не реализована в нынешней версии языка.</text:p>
        </text:list-item>
        <text:list-item>
          <text:p text:style-name="P634">Для массива — выражение должно возвращать целое число, <text:span text:style-name="T1275">означающее</text:span> индекс элемента массива, с которого начнётся цикл.</text:p>
        </text:list-item>
        <text:list-item>
          <text:p text:style-name="P634"><text:span text:style-name="T1274">Если </text:span><text:span text:style-name="T1289">в словаре есть ключ, равный значению выражения</text:span><text:span text:style-name="T1274">, то цикл начнётся с этого </text:span><text:span text:style-name="T1281">ключа</text:span><text:span text:style-name="T1274">. Если </text:span><text:span text:style-name="T1290">такого ключа </text:span><text:span text:style-name="T1274">нет, </text:span><text:span text:style-name="T1277">то </text:span><text:span text:style-name="T1274">цикл начнётся с ближайшего следующего значения ключа: </text:span><text:span text:style-name="T1276">прямой цикл с ближайшего большего значения, а обратный цикл с ближайшего меньшего значения</text:span><text:span text:style-name="T1274">.</text:span></text:p>
        </text:list-item>
      </text:list>
      <text:p text:style-name="P463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861557549" text:style-name="L18">
        <text:list-item>
          <text:p text:style-name="P635">Для строки — символы перебираются от конца строки к началу.</text:p>
        </text:list-item>
        <text:list-item>
          <text:p text:style-name="P635"><text:soft-page-break/>Для массива — элементы перебираются от последнего к первому. </text:p>
        </text:list-item>
        <text:list-item>
          <text:p text:style-name="P635">Для словаря — ключи перебираются в порядке убывания.</text:p>
        </text:list-item>
      </text:list>
      <text:p text:style-name="P46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</text:span><text:span text:style-name="T1279">цикл ещё не дошёл до конца набора данных</text:span>.</text:p>
      <text:p text:style-name="P498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7">В Клаусе есть две разновидности условного цикла: цикл с предусловием и цикл с постусловием.</text:p>
      <text:p text:style-name="P477">Цикл с предусловием начинается ключевым словом <text:span text:style-name="Source_20_Text">пока</text:span>, за которым следует <text:span text:style-name="T1292">выражение логического типа, слово </text:span><text:span text:style-name="Source_20_Text"><text:span text:style-name="T1292">цикл</text:span></text:span><text:span text:style-name="T1292">, тело цикла и знак «</text:span><text:span text:style-name="Source_20_Text"><text:span text:style-name="T1292">;</text:span></text:span><text:span text:style-name="T1292">».</text:span></text:p>
      <text:p text:style-name="P478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9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3">п</text:span>еременная<text:line-break/> <text:s text:c="3"/><text:span text:style-name="T1293">д: дробное = 0;</text:span><text:line-break/>начало<text:line-break/> <text:s text:c="3"/><text:span text:style-name="T1293">пока д &lt; 10 цикл д += 1.5;<text:line-break/> <text:s text:c="3"/>цикл д -= 1.2 пока д &gt;= 0;</text:span><text:line-break/>окончание.</text:p>
      <text:p text:style-name="P480"><text:span text:style-name="T129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81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6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90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9">немедленно </text:span>передаётся к <text:span text:style-name="T1317">ближайшей </text:span>следующей инструкции после цикла.</text:p>
      <text:p text:style-name="P492">Если в теле цикла есть составной блок, <text:span text:style-name="T1350">имеющий</text:span> секцию <text:span text:style-name="Source_20_Text">напоследок</text:span>, <text:span text:style-name="T1350">и в этом блоке</text:span> была <text:span text:style-name="T1320">выполнена</text:span> инструкция <text:span text:style-name="Source_20_Text">прервать</text:span>, то инструкции в секции <text:span text:style-name="Source_20_Text"><text:span text:style-name="T1318">напоследок</text:span></text:span><text:span text:style-name="T1318"> </text:span>будут выполнены перед выходом из цикла.</text:p>
      <text:h text:style-name="P524" text:outline-level="2"><text:soft-page-break/>Прерывание <text:span text:style-name="T1321">итерации </text:span>цикла</text:h>
      <text:p text:style-name="P491">Эта инструкция записывается ключевым словом <text:span text:style-name="Source_20_Text"><text:span text:style-name="T1321">продолжить</text:span></text:span>. Она прерывает выполнение <text:span text:style-name="T1321">текущей итерации </text:span>цикла: инструкции в теле цикла, следующие после неё, не выполняются, и <text:span text:style-name="T1322">либо немедленно начинается следующая итерация, либо цикл завершается</text:span>.</text:p>
      <text:p text:style-name="P493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0">выполнена</text:span> инструкция <text:span text:style-name="Source_20_Text"><text:span text:style-name="T1323">продолжить</text:span></text:span>, то инструкции в секции <text:span text:style-name="Source_20_Text"><text:span text:style-name="T1318">напоследок</text:span></text:span><text:span text:style-name="T1318"> </text:span>будут выполнены перед <text:span text:style-name="T1324">завершением итерации</text:span>.</text:p>
      <text:h text:style-name="Heading_20_1" text:outline-level="1">Стандартная библиотека</text:h>
      <text:h text:style-name="P525" text:outline-level="2"><text:span text:style-name="T692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Исходный_20_код">константы<text:line-break/> <text:s text:c="3"/>НС = ""№0Д№0А; // новая строка<text:line-break/> <text:s text:c="3"/><text:span text:style-name="T687">Таб = №09; <text:s text:c="4"/>// символ табуляции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37" text:outline-level="3"><text:soft-page-break/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334568379" text:style-name="L19">
        <text:list-item>
          <text:p text:style-name="P636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37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38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526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38" text:outline-level="3">Константы</text:h>
      <text:p text:style-name="P319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9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39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39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<text:soft-page-break/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40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41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42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43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44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45" text:outline-level="3">Процедура показатьКурсор()</text:h>
      <text:p text:style-name="P200">процедура <text:span text:style-name="T488">показатьК</text:span>урсор;</text:p>
      <text:p text:style-name="P185"><text:soft-page-break/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46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<text:soft-page-break/>Файловый ввод-вывод</text:h>
      <text:h text:style-name="P547" text:outline-level="3">Типы</text:h>
      <text:p text:style-name="P372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90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90"/>
      <text:p text:style-name="P371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71"/>
      <text:p text:style-name="P371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91"/>
      <text:p text:style-name="P29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2"><text:s text:c="4"/><text:span text:style-name="T993">фаСкрытый</text:span> <text:s text:c="5"/>= $00000002;</text:p>
      <text:p text:style-name="P292"><text:s text:c="4"/><text:span text:style-name="T993">фаСистемный</text:span> <text:s text:c="3"/>= $00000004;</text:p>
      <text:p text:style-name="P292"><text:s text:c="4"/><text:span text:style-name="T993">фаМеткаТома</text:span> <text:s text:c="3"/>= $00000008;</text:p>
      <text:p text:style-name="P292"><text:s text:c="4"/><text:span text:style-name="T993">фаКаталог</text:span> <text:s text:c="5"/>= $00000010;</text:p>
      <text:p text:style-name="P292"><text:s text:c="4"/><text:span text:style-name="T993">фаАрхивный</text:span> <text:s text:c="4"/>= $00000020;</text:p>
      <text:p text:style-name="P292"><text:s text:c="4"/><text:span text:style-name="T993">фаНормальный</text:span> <text:s text:c="2"/>= $00000080;</text:p>
      <text:p text:style-name="P292"><text:s text:c="4"/><text:span text:style-name="T993">фаВременный</text:span> <text:s text:c="3"/>= $00000100;</text:p>
      <text:p text:style-name="P292"><text:s text:c="4"/><text:span text:style-name="T993">фаСимвСсылка</text:span> <text:s text:c="2"/>= $00000400;</text:p>
      <text:p text:style-name="P292"><text:s text:c="4"/><text:span text:style-name="T993">фаСжатый</text:span> <text:s text:c="6"/>= $00000800;</text:p>
      <text:p text:style-name="P292"><text:s text:c="4"/><text:span text:style-name="T993">фаШифрованный</text:span> <text:s/>= $00004000;</text:p>
      <text:p text:style-name="P292"><text:s text:c="4"/><text:span text:style-name="T993">фаВиртуальный</text:span> <text:s/>= $00010000;</text:p>
      <text:h text:style-name="P548" text:outline-level="3"><text:span text:style-name="T715">Ф</text:span>ункция <text:span text:style-name="T695">файл</text:span><text:span text:style-name="T717">Создать</text:span>()</text:h>
      <text:p text:style-name="P306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9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6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1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49" text:outline-level="3"><text:span text:style-name="T715">Ф</text:span>ункция <text:span text:style-name="T695">файлОткрыть</text:span>()</text:h>
      <text:p text:style-name="P320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9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7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0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</text:span><text:soft-page-break/><text:span text:style-name="T793"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50" text:outline-level="3"><text:span text:style-name="T715">Ф</text:span>ункция файл<text:span text:style-name="T716">Размер</text:span>()</text:h>
      <text:p text:style-name="P301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6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22">Возвращает размер <text:span text:style-name="T889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50" text:outline-level="3"><text:span text:style-name="T715">Ф</text:span>ункция файлПоз()</text:h>
      <text:p text:style-name="P293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3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774759920" text:style-name="L20">
        <text:list-item>
          <text:p text:style-name="P639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40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40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5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7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8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352827536" text:style-name="L21">
        <text:list-item>
          <text:p text:style-name="P641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43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44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6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199149769" text:style-name="L22">
        <text:list-item>
          <text:p text:style-name="P650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50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50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52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49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6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99" text:outline-level="4"><text:soft-page-break/>Двоичный файл</text:h>
      <text:p text:style-name="P331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125518946115202" text:continue-list="list3352827536" text:style-name="L21">
        <text:list-item>
          <text:p text:style-name="P642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45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7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00" text:outline-level="4">Текстовый файл</text:h>
      <text:p text:style-name="P330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25520141394687" text:continue-numbering="true" text:style-name="L21">
        <text:list-item>
          <text:p text:style-name="P651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51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53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48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51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7">Возвращает истинное значение, если существует файл, <text:span text:style-name="T969">но не каталог,</text:span> с указанным именем.</text:p>
      <text:h text:style-name="P552" text:outline-level="3"><text:span text:style-name="T971">Функция</text:span> файл<text:span text:style-name="T967">Есть</text:span><text:span text:style-name="T970">Кат</text:span>()</text:h>
      <text:p text:style-name="P351"><text:span text:style-name="T968">функция</text:span> файлЕсть<text:span text:style-name="T970">Кат</text:span>(вх имя: строка): <text:span text:style-name="T968">логическое</text:span>;</text:p>
      <text:p text:style-name="P348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3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53" text:outline-level="3">Функция файл<text:span text:style-name="T974">В</text:span>рм<text:span text:style-name="T973">Имя</text:span>()</text:h>
      <text:p text:style-name="P352">функция файлВрмКаталог(вх общий: логическое; <text:span text:style-name="T973">вх префикс: строка</text:span>): строка;</text:p>
      <text:p text:style-name="P354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<text:soft-page-break/>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5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6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6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54" text:outline-level="3">Функция файл<text:span text:style-name="T1017">Выполняемый</text:span>()</text:h>
      <text:p text:style-name="P362">функция файл<text:span text:style-name="T1017">Выполняемый</text:span>(): строка;</text:p>
      <text:p text:style-name="P357"><text:span text:style-name="T987">Возвращает имя файла выполняемой программы</text:span>.</text:p>
      <text:h text:style-name="P555" text:outline-level="3">Функция файл<text:span text:style-name="T988">ДомКат</text:span>()</text:h>
      <text:p text:style-name="P363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56" text:outline-level="3">Функция файл<text:span text:style-name="T989">Атрибуты</text:span>()</text:h>
      <text:p text:style-name="P364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8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57" text:outline-level="3">Функция файл<text:span text:style-name="T996">Возраст</text:span>()</text:h>
      <text:p text:style-name="P365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58" text:outline-level="3">Функция файл<text:span text:style-name="T1003">Переместить</text:span>()</text:h>
      <text:p text:style-name="P366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9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59" text:outline-level="3"><text:soft-page-break/>Функция файл<text:span text:style-name="T1001">Удалить</text:span>()</text:h>
      <text:p text:style-name="P367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0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тФайлИнфо): объект;</text:p>
      <text:p text:style-name="P375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5">Шаблон может содержать абсолютный или относительный путь к каталогу, а также маску имени файла с символами «*» и «?».</text:p>
      <text:p text:style-name="P375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2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60" text:outline-level="3"><text:soft-page-break/>Функция файл<text:span text:style-name="T1012">Следующий</text:span>()</text:h>
      <text:p text:style-name="P374">функция файл<text:span text:style-name="T1012">Следующий</text:span>(вх <text:span text:style-name="T1012">список</text:span>: <text:span text:style-name="T1012">объект</text:span>; вых инфо: тФайлИнфо): <text:span text:style-name="T1012">логическое</text:span>;</text:p>
      <text:p text:style-name="P376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6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7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27" text:outline-level="2">Массивы</text:h>
      <text:h text:style-name="P561" text:outline-level="3">Конструкции есть() и нету()</text:h>
      <text:p text:style-name="P427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4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oft-page-break/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28" text:outline-level="2">Словари</text:h>
      <text:h text:style-name="P562" text:outline-level="3">Конструкции есть() и нету()</text:h>
      <text:p text:style-name="P428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63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64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64" text:outline-level="3"><text:soft-page-break/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64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30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65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66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67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68" text:outline-level="3"><text:soft-page-break/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69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70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71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72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72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72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73" text:outline-level="3"><text:soft-page-break/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73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74" text:outline-level="3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29" text:outline-level="2">Моменты</text:h>
      <text:h text:style-name="Heading_20_3" text:outline-level="3">Функци<text:span text:style-name="T972">я</text:span> дата()</text:h>
      <text:p text:style-name="P349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28" text:outline-level="2">Исключения</text:h>
      <text:h text:style-name="Heading_20_3" text:outline-level="3">Предопределённые исключения</text:h>
      <text:p text:style-name="P501">В стандартной библиотеке Клаус определены следующие исключения:</text:p>
      <text:p text:style-name="P502"><text:soft-page-break/><text:span text:style-name="Source_20_Text">ОшибкаВводаВывода</text:span><text:tab/>-<text:tab/><text:span text:style-name="T136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503"><text:span text:style-name="Source_20_Text">ОшибкаКонвертации</text:span><text:tab/>-<text:tab/><text:span text:style-name="T1362">возникает при ошибках преобразования значений из текстового формата в двоичный и обратно.</text:span></text:p>
      <text:p text:style-name="P503"><text:span text:style-name="Source_20_Text">НеверныйИндекс</text:span><text:tab/>-<text:tab/><text:span text:style-name="T1363">возникает при обращении к несуществующему индексу в массиве.</text:span></text:p>
      <text:p text:style-name="P503"><text:span text:style-name="Source_20_Text">НеверныйКлюч</text:span><text:tab/>-<text:tab/><text:span text:style-name="T1363">возникает при обращении к несуществующему ключу в словаре.</text:span></text:p>
      <text:p text:style-name="P503"><text:span text:style-name="Source_20_Text">НеверныйСимвол</text:span><text:tab/>-<text:tab/><text:span text:style-name="T1366">возникает при ошибках, связанных с обращением к неверному байту в строке.</text:span></text:p>
      <text:p text:style-name="P507"><text:span text:style-name="Source_20_Text">НеверноеИмя</text:span><text:tab/>-<text:tab/><text:span text:style-name="T1365">возникает при обращении к несуществующему идентификатору.</text:span></text:p>
      <text:p text:style-name="P507"><text:span text:style-name="Source_20_Text">НеверноеЧисло</text:span><text:tab/>-<text:tab/><text:span text:style-name="T1366">возникает при ошибках, связанных с обработкой дробных чисел.</text:span></text:p>
      <text:p text:style-name="P506"><text:span text:style-name="Source_20_Text">НеверныйТип</text:span><text:tab/>-<text:tab/><text:span text:style-name="T1364">возникает при ошибках, связанных с несовместимостью типов данных.</text:span></text:p>
      <text:p text:style-name="P506"><text:span text:style-name="Source_20_Text">НеверныйСинтаксис</text:span><text:tab/>-<text:tab/><text:span text:style-name="T1366">возникает при синтаксических ошибках.</text:span></text:p>
      <text:p text:style-name="P505"><text:span text:style-name="Source_20_Text">ОшибкаВыполнения</text:span><text:tab/>-<text:tab/><text:span text:style-name="T1366">прочие ошибки программы или операционной системы.</text:span></text:p>
      <text:p text:style-name="P504"><text:span text:style-name="Source_20_Text">ВнутренняяОшибка</text:span><text:tab/>-<text:tab/><text:span text:style-name="T1367">ошибки, допущенные разработчиками Клауса. При возникновении такой ошибки авторы будут благодарны за </text:span><text:span text:style-name="T1369">добавление</text:span><text:span text:style-name="T1367"> сообщения о </text:span><text:span text:style-name="T1368">проблеме</text:span><text:span text:style-name="T1367"> в репозитори</text:span><text:span text:style-name="T1369">й</text:span><text:span text:style-name="T1367"> проекта. Заранее спасибо!</text:span></text:p>
      <text:p text:style-name="Text_20_body">Все предопределённые исключения не <text:span text:style-name="T1371">принимают</text:span> параметров. <text:span text:style-name="T137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28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75" text:outline-level="3"><text:soft-page-break/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76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79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oft-page-break/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80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8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01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77" text:outline-level="3"><text:span text:style-name="T153">Функция </text:span><text:span text:style-name="T964">загл</text:span>()</text:h>
      <text:p text:style-name="P350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78" text:outline-level="3"><text:span text:style-name="T153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31" text:outline-level="2">Разное</text:h>
      <text:h text:style-name="P581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9-02T12:55:17.891517245</dc:date>
    <meta:editing-duration>P8DT11H30M41S</meta:editing-duration>
    <meta:editing-cycles>2315</meta:editing-cycles>
    <meta:generator>LibreOffice/7.3.7.2$Linux_X86_64 LibreOffice_project/30$Build-2</meta:generator>
    <meta:document-statistic meta:table-count="3" meta:image-count="0" meta:object-count="0" meta:page-count="59" meta:paragraph-count="1327" meta:word-count="16742" meta:character-count="126452" meta:non-whitespace-character-count="108369"/>
  </office:meta>
</office:document-meta>
</file>